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957db"/>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957db"/>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957db"/>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957db"/>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1957db"/>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957db"/>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1957db"/>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1957db"/>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1957db"/>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957db"/>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957db"/>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957db"/>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957db"/>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957db"/>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957db"/>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957db"/>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957db"/>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957db"/>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957db"/>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957db"/>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957db"/>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957db"/>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957db"/>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957db"/>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957db"/>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957db"/>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957db"/>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957db"/>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957db"/>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957db"/>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957db"/>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957db"/>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957db"/>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957db"/>
    </style:style>
    <style:style style:name="P35"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957db"/>
    </style:style>
    <style:style style:name="P36"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957db" style:font-size-complex="14pt" style:font-weight-complex="bold"/>
    </style:style>
    <style:style style:name="P37"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957db"/>
    </style:style>
    <style:style style:name="P38"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957db"/>
    </style:style>
    <style:style style:name="P39"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957db"/>
    </style:style>
    <style:style style:name="P40" style:family="paragraph" style:parent-style-name="Standard">
      <style:paragraph-properties fo:margin-left="0in" fo:margin-right="0in" fo:orphans="0" fo:widows="0" fo:text-indent="0in" style:auto-text-indent="false">
        <style:tab-stops>
          <style:tab-stop style:position="2.25in"/>
        </style:tab-stops>
      </style:paragraph-properties>
      <style:text-properties officeooo:paragraph-rsid="001957db"/>
    </style:style>
    <style:style style:name="P41"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957db"/>
    </style:style>
    <style:style style:name="P42" style:family="paragraph" style:parent-style-name="Standard">
      <style:paragraph-properties fo:margin-left="0in" fo:margin-right="0in" fo:orphans="0" fo:widows="0" fo:text-indent="0in" style:auto-text-indent="false">
        <style:tab-stops>
          <style:tab-stop style:position="2.3543in"/>
        </style:tab-stops>
      </style:paragraph-properties>
      <style:text-properties officeooo:paragraph-rsid="001957db"/>
    </style:style>
    <style:style style:name="P43"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957db"/>
    </style:style>
    <style:style style:name="P44"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957db"/>
    </style:style>
    <style:style style:name="P45"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957db"/>
    </style:style>
    <style:style style:name="P46"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957db"/>
    </style:style>
    <style:style style:name="P47"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957db"/>
    </style:style>
    <style:style style:name="P48"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957db"/>
    </style:style>
    <style:style style:name="P49"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957db"/>
    </style:style>
    <style:style style:name="P50"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957db"/>
    </style:style>
    <style:style style:name="P51"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957db"/>
    </style:style>
    <style:style style:name="P52"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957db"/>
    </style:style>
    <style:style style:name="P53"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957db"/>
    </style:style>
    <style:style style:name="P54"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957db"/>
    </style:style>
    <style:style style:name="P55"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957db"/>
    </style:style>
    <style:style style:name="P56"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957db"/>
    </style:style>
    <style:style style:name="P57"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957db"/>
    </style:style>
    <style:style style:name="P58"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957db"/>
    </style:style>
    <style:style style:name="P59"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957db"/>
    </style:style>
    <style:style style:name="P60"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957db"/>
    </style:style>
    <style:style style:name="P61"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957db"/>
    </style:style>
    <style:style style:name="P62"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957db"/>
    </style:style>
    <style:style style:name="P63"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957db"/>
    </style:style>
    <style:style style:name="P64"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957db"/>
    </style:style>
    <style:style style:name="P65"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957db"/>
    </style:style>
    <style:style style:name="P66"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957db"/>
    </style:style>
    <style:style style:name="P67"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957db"/>
    </style:style>
    <style:style style:name="P68" style:family="paragraph" style:parent-style-name="Standard">
      <style:paragraph-properties fo:margin-left="0in" fo:margin-right="0in" fo:orphans="0" fo:widows="0" fo:text-indent="0in" style:auto-text-indent="false"/>
      <style:text-properties officeooo:paragraph-rsid="001957db"/>
    </style:style>
    <style:style style:name="P69" style:family="paragraph" style:parent-style-name="Standard">
      <style:paragraph-properties fo:margin-left="0in" fo:margin-right="0in" fo:orphans="0" fo:widows="0" fo:text-indent="0in" style:auto-text-indent="false"/>
      <style:text-properties style:font-name="AncientGreek" fo:language="el" fo:country="GR" officeooo:paragraph-rsid="001957db"/>
    </style:style>
    <style:style style:name="P70" style:family="paragraph" style:parent-style-name="Standard">
      <style:paragraph-properties fo:margin-left="0in" fo:margin-right="0in" fo:orphans="0" fo:widows="0" fo:text-indent="0in" style:auto-text-indent="false"/>
      <style:text-properties style:font-name="AncientGreek" fo:language="el" fo:country="GR" officeooo:paragraph-rsid="001b0c6c"/>
    </style:style>
    <style:style style:name="P71" style:family="paragraph" style:parent-style-name="Standard">
      <style:paragraph-properties fo:margin-left="0in" fo:margin-right="0in" fo:orphans="0" fo:widows="0" fo:text-indent="0in" style:auto-text-indent="false"/>
      <style:text-properties style:font-name="AncientGreek" fo:language="el" fo:country="GR" officeooo:paragraph-rsid="001c8b14"/>
    </style:style>
    <style:style style:name="P72" style:family="paragraph" style:parent-style-name="Standard">
      <style:paragraph-properties fo:margin-left="0in" fo:margin-right="0in" fo:orphans="0" fo:widows="0" fo:text-indent="0in" style:auto-text-indent="false"/>
      <style:text-properties style:font-name="AncientGreek" officeooo:paragraph-rsid="001957db"/>
    </style:style>
    <style:style style:name="P73" style:family="paragraph" style:parent-style-name="Standard">
      <style:paragraph-properties fo:margin-left="0in" fo:margin-right="0in" fo:orphans="0" fo:widows="0" fo:text-indent="0in" style:auto-text-indent="false"/>
      <style:text-properties fo:language="el" fo:country="GR" officeooo:paragraph-rsid="001957db" style:font-size-complex="14pt" style:font-weight-complex="bold"/>
    </style:style>
    <style:style style:name="P74"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957db"/>
    </style:style>
    <style:style style:name="P75" style:family="paragraph" style:parent-style-name="Standard">
      <style:paragraph-properties fo:margin-left="0in" fo:margin-right="0in" fo:orphans="0" fo:widows="0" fo:text-indent="0in" style:auto-text-indent="false"/>
      <style:text-properties style:font-name="AncientGreek" fo:language="el" fo:country="GR" officeooo:paragraph-rsid="001957db"/>
    </style:style>
    <style:style style:name="P76" style:family="paragraph" style:parent-style-name="Standard">
      <style:paragraph-properties fo:margin-left="0in" fo:margin-right="0in" fo:orphans="0" fo:widows="0" fo:text-indent="0in" style:auto-text-indent="false"/>
      <style:text-properties style:font-name="AncientGreek" fo:language="el" fo:country="GR" officeooo:paragraph-rsid="0021cbfd"/>
    </style:style>
    <style:style style:name="P77" style:family="paragraph" style:parent-style-name="Standard">
      <style:paragraph-properties fo:margin-left="0in" fo:margin-right="0in" fo:orphans="0" fo:widows="0" fo:text-indent="0in" style:auto-text-indent="false"/>
      <style:text-properties officeooo:paragraph-rsid="001957db"/>
    </style:style>
    <style:style style:name="P78"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957db" style:font-size-asian="16pt" style:font-weight-asian="bold" style:font-size-complex="16pt" style:font-weight-complex="bold"/>
    </style:style>
    <style:style style:name="P79"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563in"/>
        </style:tab-stops>
      </style:paragraph-properties>
      <style:text-properties officeooo:paragraph-rsid="001957db"/>
    </style:style>
    <style:style style:name="P80" style:family="paragraph" style:parent-style-name="Standard">
      <style:paragraph-properties fo:margin-left="0in" fo:margin-right="0in" fo:text-align="start" style:justify-single-word="false" fo:orphans="0" fo:widows="0" fo:text-indent="0in" style:auto-text-indent="false" fo:keep-with-next="always">
        <style:tab-stops>
          <style:tab-stop style:position="2.1563in"/>
        </style:tab-stops>
      </style:paragraph-properties>
      <style:text-properties officeooo:paragraph-rsid="001957db"/>
    </style:style>
    <style:style style:name="P81" style:family="paragraph" style:parent-style-name="Standard">
      <style:paragraph-properties fo:margin-left="0in" fo:margin-right="0in" fo:text-align="start"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957db"/>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font-size-complex="14pt" style:font-weight-complex="bold"/>
    </style:style>
    <style:style style:name="T4" style:family="text">
      <style:text-properties style:font-size-complex="14pt" style:font-weight-complex="bold"/>
    </style:style>
    <style:style style:name="T5" style:family="text">
      <style:text-properties style:font-name="Cambria Math" fo:language="el" fo:country="GR" style:font-name-complex="Cambria Math1" style:font-size-complex="14pt" style:font-weight-complex="bold"/>
    </style:style>
    <style:style style:name="T6" style:family="text">
      <style:text-properties style:font-name="Cambria Math" fo:font-size="18pt" fo:language="el" fo:country="GR" fo:font-weight="bold" style:font-size-asian="18pt" style:font-weight-asian="bold" style:font-name-complex="Cambria Math1" style:font-size-complex="14pt" style:font-weight-complex="bold"/>
    </style:style>
    <style:style style:name="T7" style:family="text">
      <style:text-properties fo:language="en" fo:country="US"/>
    </style:style>
    <style:style style:name="T8" style:family="text">
      <style:text-properties fo:language="en" fo:country="US" officeooo:rsid="001ad70c"/>
    </style:style>
    <style:style style:name="T9" style:family="text">
      <style:text-properties fo:language="en" fo:country="US" officeooo:rsid="001b0c6c"/>
    </style:style>
    <style:style style:name="T10" style:family="text">
      <style:text-properties fo:language="en" fo:country="US" officeooo:rsid="001c8b14"/>
    </style:style>
    <style:style style:name="T11" style:family="text">
      <style:text-properties fo:language="en" fo:country="US" officeooo:rsid="001d834f"/>
    </style:style>
    <style:style style:name="T12" style:family="text">
      <style:text-properties fo:language="en" fo:country="US" officeooo:rsid="001f08b5"/>
    </style:style>
    <style:style style:name="T13" style:family="text">
      <style:text-properties fo:language="en" fo:country="US" officeooo:rsid="001f08b5" style:font-size-complex="14pt" style:font-weight-complex="bold"/>
    </style:style>
    <style:style style:name="T14" style:family="text">
      <style:text-properties fo:language="en" fo:country="US" officeooo:rsid="001ffeaf" style:font-size-complex="14pt" style:font-weight-complex="bold"/>
    </style:style>
    <style:style style:name="T15" style:family="text">
      <style:text-properties fo:language="en" fo:country="US" officeooo:rsid="001ffeaf"/>
    </style:style>
    <style:style style:name="T16" style:family="text">
      <style:text-properties fo:language="en" fo:country="US" officeooo:rsid="002120bf"/>
    </style:style>
    <style:style style:name="T17" style:family="text">
      <style:text-properties fo:language="en" fo:country="US" officeooo:rsid="0021b597"/>
    </style:style>
    <style:style style:name="T18" style:family="text">
      <style:text-properties fo:language="en" fo:country="US" officeooo:rsid="0021cbfd"/>
    </style:style>
    <style:style style:name="T19" style:family="text">
      <style:text-properties fo:language="en" fo:country="US" officeooo:rsid="0022fa0d"/>
    </style:style>
    <style:style style:name="T20" style:family="text">
      <style:text-properties fo:language="en" fo:country="US" officeooo:rsid="002417fb"/>
    </style:style>
    <style:style style:name="T21" style:family="text">
      <style:text-properties fo:language="en" fo:country="US" officeooo:rsid="0025ce04"/>
    </style:style>
    <style:style style:name="T22" style:family="text">
      <style:text-properties fo:language="en" fo:country="US" officeooo:rsid="00270d51"/>
    </style:style>
    <style:style style:name="T23" style:family="text">
      <style:text-properties fo:language="en" fo:country="US" officeooo:rsid="0027cb6b"/>
    </style:style>
    <style:style style:name="T24" style:family="text">
      <style:text-properties fo:font-variant="normal" fo:text-transform="none" fo:color="#000000" loext:opacity="100%" style:font-name="New Athena Unicode" fo:font-size="12pt" fo:letter-spacing="normal" fo:font-style="normal" fo:font-weight="normal"/>
    </style:style>
    <style:style style:name="T25" style:family="text">
      <style:text-properties fo:font-variant="normal" fo:text-transform="none" fo:color="#000000" loext:opacity="100%" style:font-name="New Athena Unicode" fo:font-size="12pt" fo:letter-spacing="normal" fo:language="en" fo:country="US" fo:font-style="normal" fo:font-weight="normal" officeooo:rsid="001f08b5"/>
    </style:style>
    <style:style style:name="T26" style:family="text">
      <style:text-properties fo:font-variant="normal" fo:text-transform="none" fo:color="#000000" loext:opacity="100%" style:font-name="New Athena Unicode" fo:font-size="12pt" fo:letter-spacing="normal" fo:language="en" fo:country="US" fo:font-style="normal" fo:font-weight="normal" officeooo:rsid="002120bf"/>
    </style:style>
    <style:style style:name="T27" style:family="text">
      <style:text-properties fo:font-variant="normal" fo:text-transform="none" fo:color="#000000" loext:opacity="100%" fo:font-size="12pt" fo:letter-spacing="normal" fo:language="en" fo:country="US" fo:font-style="normal" fo:font-weight="normal" officeooo:rsid="0021cbfd" style:font-size-complex="14pt" style:font-weight-complex="bold"/>
    </style:style>
    <style:style style:name="T28" style:family="text">
      <style:text-properties fo:font-variant="normal" fo:text-transform="none" fo:color="#000000" loext:opacity="100%" fo:font-size="12pt" fo:letter-spacing="normal" fo:font-style="normal" fo:font-weight="normal" officeooo:rsid="002120bf"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2" table:style-name="Table2">
        <table:table-column table:style-name="Table2.A"/>
        <table:table-column table:style-name="Table2.B"/>
        <table:table-row table:style-name="Table2.1">
          <table:table-cell table:style-name="Table2.A1" office:value-type="string">
            <text:p text:style-name="P2"><text:span text:style-name="AncientGreek_3a__20_Ἀρχαία_20_ἑλληνικά"><text:span text:style-name="T1">200. Λέων καὶ ἄρκτος καὶ ἀλώπηξ.</text:span></text:span></text:p>
            <text:p text:style-name="P37"><text:span text:style-name="AncientGreek_3a__20_Ἀρχαία_20_ἑλληνικά"><text:span text:style-name="T3">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80"><text:span text:style-name="AncientGreek_3a__20_Ἀρχαία_20_ἑλληνικά"><text:span text:style-name="T3">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69"><text:span text:style-name="T8">A</text:span> <text:span text:style-name="T11">Lion</text:span>, <text:span text:style-name="T8">A</text:span> B<text:span text:style-name="T11">ear </text:span>A<text:span text:style-name="T11">nd</text:span> <text:span text:style-name="T8">A</text:span> F<text:span text:style-name="T11">ox</text:span>.</text:p>
            <text:p text:style-name="P69">A lion and a bear, having found a doe fawn, were fighting over it. <text:span text:style-name="T11">Being put in a terrible condition by each other</text:span>, <text:span text:style-name="T12">when they were </text:span>overcome with dizziness, they <text:span text:style-name="T12">lay</text:span> down half dead. A<text:span text:style-name="T12">nd a</text:span> passing fox, <text:span text:style-name="T12">whe he saw</text:span> them <text:span text:style-name="T15">layed by the side</text:span>, and the fawn lying in the middle, t<text:span text:style-name="T15">aking</text:span> it <text:span text:style-name="T15">departed from the midst of them</text:span>. And they, unable to get up, <text:span text:style-name="T15">said</text:span>: “Unfortunate <text:span text:style-name="T15">us</text:span>! <text:span text:style-name="T16">Seeing that we toiled for the sake of a fox”</text:span></text:p>
            <text:p text:style-name="P69"/>
            <text:p text:style-name="P69">The <text:span text:style-name="T16">account </text:span>shows that <text:span text:style-name="T16">th</text:span><text:span text:style-name="T17">ey</text:span><text:span text:style-name="T16"> </text:span>are<text:span text:style-name="T7"> </text:span><text:span text:style-name="T16">correctly upset </text:span><text:span text:style-name="T17">who </text:span>see th<text:span text:style-name="T17">ose passing by</text:span> tak<text:span text:style-name="T17">ing</text:span> away the <text:span text:style-name="T17">resulting fruits</text:span>.</text:p>
            <text:p text:style-name="P69"/>
            <text:p text:style-name="P76">σκοτόω: to make dark, to blind, <text:span text:style-name="T12">to stupefy, </text:span>to suffer vertigo<text:line-break/><text:span text:style-name="AncientGreek_3a__20_Ἀρχαία_20_ἑλληνικά"><text:span text:style-name="T4">παρειμένους <text:s/></text:span></text:span><text:span text:style-name="AncientGreek_3a__20_Ἀρχαία_20_ἑλληνικά"><text:span text:style-name="T13">= (</text:span></text:span><text:span text:style-name="AncientGreek_3a__20_Ἀρχαία_20_ἑλληνικά"><text:span text:style-name="T14">aor. part.</text:span></text:span><text:span text:style-name="AncientGreek_3a__20_Ἀρχαία_20_ἑλληνικά"><text:span text:style-name="T13">) </text:span></text:span><text:span text:style-name="T24">παρίημι: </text:span><text:span text:style-name="T25">to fall by the side<text:line-break/>μοχθέω: </text:span><text:span text:style-name="T26">to toil, to be worried<text:line-break/></text:span><text:span text:style-name="AncientGreek_3a__20_Ἀρχαία_20_ἑλληνικά"><text:span text:style-name="T28">ἐπικαρπία: </text:span></text:span><text:span text:style-name="AncientGreek_3a__20_Ἀρχαία_20_ἑλληνικά"><text:span text:style-name="T27">revenue, profit</text:span></text:span></text:p>
          </table:table-cell>
        </table:table-row>
        <table:table-row table:style-name="Table2.1">
          <table:table-cell table:style-name="Table2.A2" office:value-type="string">
            <text:p text:style-name="P81"><text:span text:style-name="AncientGreek_3a__20_Ἀρχαία_20_ἑλληνικά"><text:span text:style-name="T1">201. Λέων καὶ βάτραχος.<text:line-break/></text:span></text:span><text:span text:style-name="AncientGreek_3a__20_Ἀρχαία_20_ἑλληνικά"><text:span text:style-name="T3">Λέων ἀκούσας βατράχου κεκραγότος ἐπεστράφη πρὸς 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79"><text:span text:style-name="AncientGreek_3a__20_Ἀρχαία_20_ἑλληνικά"><text:span text:style-name="T3"/></text:span></text:p>
            <text:p text:style-name="P37"><text:span text:style-name="AncientGreek_3a__20_Ἀρχαία_20_ἑλληνικά"><text:span text:style-name="T3">Πρὸς ἄνδρα γλωσσαλγίαν οὐδὲν πλέον τοῦ λαλεῖν δυνάμενον ὁ λόγος εὔκαιρος.</text:span></text:span></text:p>
          </table:table-cell>
          <table:table-cell table:style-name="Table2.A2" office:value-type="string">
            <text:p text:style-name="P78"><text:span text:style-name="T18">A</text:span> L<text:span text:style-name="T18">ion </text:span>A<text:span text:style-name="T18">nd A</text:span> F<text:span text:style-name="T18">rog</text:span></text:p>
            <text:p text:style-name="P69">A lion, hearing a frog croak, turned at the sound, thinking it was some big animal. He waited some time,<text:span text:style-name="T7"> </text:span><text:span text:style-name="T18">when he</text:span><text:span text:style-name="T7"> </text:span><text:span text:style-name="T18">saw</text:span><text:span text:style-name="T7"> </text:span><text:span text:style-name="T18">it</text:span><text:span text:style-name="T7"> </text:span>com<text:span text:style-name="T18">ing</text:span> out of the pond, <text:span text:style-name="T18">ap</text:span>proach<text:span text:style-name="T18">ing he</text:span> crushed <text:span text:style-name="T18">[it]</text:span>, saying: “<text:span text:style-name="T18">Then being of such a large </text:span>size <text:span text:style-name="T18">you cry out such large [roars]</text:span>!</text:p>
            <text:p text:style-name="P69"/>
            <text:p text:style-name="P69">This <text:span text:style-name="T19">account is timely for</text:span> <text:span text:style-name="T19">a</text:span> talkative <text:span text:style-name="T19">man</text:span>, incapable of anything<text:span text:style-name="T7"> </text:span><text:span text:style-name="T19">more than</text:span><text:span text:style-name="T7"> </text:span>speaking.</text:p>
            <text:p text:style-name="P69"/>
            <text:p text:style-name="P69">γλωσσαλγία: <text:span text:style-name="T19">constant talking, prattling</text:span></text:p>
          </table:table-cell>
        </table:table-row>
        <text:soft-page-break/>
        <table:table-row table:style-name="Table2.1">
          <table:table-cell table:style-name="Table2.A1" office:value-type="string">
            <text:p text:style-name="P35"><text:span text:style-name="AncientGreek_3a__20_Ἀρχαία_20_ἑλληνικά"><text:span text:style-name="T1">202. Λέων καὶ δελφίς.</text:span></text:span></text:p>
            <text:p text:style-name="P68"><text:span text:style-name="AncientGreek_3a__20_Ἀρχαία_20_ἑλληνικά"><text:span text:style-name="T3">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Ἀλλὰ μὴ ἐμὲ μέμφου, ἀλλὰ τὴν φύσιν, ἥτις με θαλάττιον ποιήσασα γῆς οὐκ ἐᾷ ἐπιβαίνειν.»</text:span></text:span></text:p>
            <text:p text:style-name="P68"><text:span text:style-name="AncientGreek_3a__20_Ἀρχαία_20_ἑλληνικά"><text:span text:style-name="T3"/></text:span></text:p>
            <text:p text:style-name="P68"><text:span text:style-name="AncientGreek_3a__20_Ἀρχαία_20_ἑλληνικά"><text:span text:style-name="T3">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78"><text:span text:style-name="T19">A</text:span> L<text:span text:style-name="T19">ion And A </text:span>D<text:span text:style-name="T19">olphin</text:span></text:p>
            <text:p text:style-name="P69">A lion<text:span text:style-name="T7"> </text:span><text:span text:style-name="T19">wandering</text:span><text:span text:style-name="T7"> </text:span>on a beach <text:span text:style-name="T19">when he saw</text:span> a dolphin <text:span text:style-name="T19">peering out invited him upon a partnership saying that </text:span>"It <text:span text:style-name="T19">especially </text:span>suits <text:span text:style-name="T19">friends themselves to become helpful. For one ruled the</text:span> marine animals, and<text:span text:style-name="T7"> </text:span><text:span text:style-name="T19">he t</text:span>he land <text:span text:style-name="T19">[</text:span>animals<text:span text:style-name="T19">]</text:span>." <text:span text:style-name="T19">While he was </text:span><text:s/>nodd<text:span text:style-name="T19">ing</text:span> <text:span text:style-name="T19">gladly, </text:span>the lion,<text:span text:style-name="T7"> </text:span><text:span text:style-name="T19">for</text:span><text:span text:style-name="T7"> </text:span>long <text:span text:style-name="T19">time having disagreement</text:span> with a wild bull, called the dolphin<text:span text:style-name="T7"> </text:span><text:span text:style-name="T19">for</text:span><text:span text:style-name="T7"> </text:span>aid. <text:span text:style-name="T20">And since he, although wishing to step out of the sea he was not able,</text:span> the lion accused him of <text:span text:style-name="T20">treachery</text:span>. "<text:span text:style-name="T20">Don’t blame </text:span>me, but nature <text:span text:style-name="T20">who </text:span>made me aquatic and does not allow me to walk on land."</text:p>
            <text:p text:style-name="P69"/>
            <text:p text:style-name="P69"><text:span text:style-name="T20">Thus also it is necessary for us</text:span> <text:span text:style-name="T21">who forge </text:span>friendship, <text:span text:style-name="T21">to choose </text:span><text:span text:style-name="T20">such </text:span>allies<text:span text:style-name="T20"> </text:span>who <text:span text:style-name="T20">are able to be present with us in danger</text:span>.</text:p>
          </table:table-cell>
        </table:table-row>
        <table:table-row table:style-name="Table2.1">
          <table:table-cell table:style-name="Table2.A1" office:value-type="string">
            <text:p text:style-name="P35"><text:span text:style-name="AncientGreek_3a__20_Ἀρχαία_20_ἑλληνικά"><text:span text:style-name="T1">203. Λέων καὶ κάπρος.</text:span></text:span></text:p>
            <text:p text:style-name="P68"><text:span text:style-name="AncientGreek_3a__20_Ἀρχαία_20_ἑλληνικά"><text:span text:style-name="T3">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68"><text:span text:style-name="AncientGreek_3a__20_Ἀρχαία_20_ἑλληνικά"><text:span text:style-name="T3">τοῦτο λύσαντες τὴν ἔχθραν εἶπον· «Κρεῖσσόν ἐστιν ἡμᾶς φίλους γενέσθαι ἢ βρῶμα γυψὶ καὶ κόραξιν.»</text:span></text:span></text:p>
            <text:p text:style-name="P68"><text:span text:style-name="AncientGreek_3a__20_Ἀρχαία_20_ἑλληνικά"><text:span text:style-name="T3"/></text:span></text:p>
            <text:p text:style-name="P68"><text:span text:style-name="AncientGreek_3a__20_Ἀρχαία_20_ἑλληνικά"><text:span text:style-name="T3">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78"><text:span text:style-name="T22">A </text:span><text:s/>L<text:span text:style-name="T22">ioin And A Boar</text:span></text:p>
            <text:p text:style-name="P69">In the<text:span text:style-name="T7"> </text:span><text:span text:style-name="T22">season of </text:span>summer, when the heat causes thirst, a lion and a boar came to drink at a small spring. They quarreled over who should drink first, and <text:span text:style-name="T22">from this unto murder of eachother</text:span> they <text:span text:style-name="T22">were roused</text:span>. But suddenly turning around to catch their breath, they saw <text:span text:style-name="T22">a </text:span>vulture waiting to devour<text:span text:style-name="T7"> </text:span><text:span text:style-name="T22">the one </text:span>who <text:span text:style-name="T22">among them would fall</text:span>. <text:span text:style-name="T22">Because of this, </text:span>putting an end to their enmity, they said: "It is better to become friends than to<text:span text:style-name="T7"> </text:span><text:span text:style-name="T23">become food for</text:span><text:span text:style-name="T7"> </text:span>vultures and crows." »</text:p>
            <text:p text:style-name="P69"/>
            <text:p text:style-name="P69"><text:span text:style-name="T23">Because i</text:span>t is <text:span text:style-name="T23">good </text:span>to <text:span text:style-name="T23">dissolve</text:span> wicked quarrels and rivalries; <text:span text:style-name="T23">since they bring dangerous ends to all thing</text:span>.</text:p>
          </table:table-cell>
        </table:table-row>
        <table:table-row table:style-name="Table2.1">
          <table:table-cell table:style-name="Table2.A1" office:value-type="string">
            <text:p text:style-name="P3"><text:span text:style-name="AncientGreek_3a__20_Ἀρχαία_20_ἑλληνικά"><text:span text:style-name="T1">204. Λέων καὶ λαγωός.</text:span></text:span></text:p>
            <text:p text:style-name="P38"><text:span text:style-name="AncientGreek_3a__20_Ἀρχαία_20_ἑλληνικά"><text:span text:style-name="T3">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 Ἀλλ᾿ ἐγὼ δίκαια πέπονθα, ὅτι ἀφεὶς τὴν ἐν χερσὶ βοράν, ἐλπίδα μείζονα προέκρινα. »</text:span></text:span></text:p>
            <text:p text:style-name="P38"><text:span text:style-name="AncientGreek_3a__20_Ἀρχαία_20_ἑλληνικά"><text:span text:style-name="T3">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69">THE LION AND THE HARE</text:p>
            <text:p text:style-name="P69">A lion, having fallen on a sleeping hare, was about to devour it; but in the meantime he saw a deer pass by: he left the hare and gave chase to the deer. Now the hare, awakened by the noise, fled; and the lion, having pursued the deer afar, without being able to reach him, returned to the hare and found that he too had escaped. "It's good for me, he said, since dropping the food I had in hand, I preferred the hope of a better prey. »</text:p>
            <text:p text:style-name="P69"/>
            <text:p text:style-name="P69">So sometimes men, instead of being satisfied with moderate profiles, pursue higher hopes, and imprudently let go of what they have in hand.</text:p>
          </table:table-cell>
        </table:table-row>
        <text:soft-page-break/>
        <table:table-row table:style-name="Table2.1">
          <table:table-cell table:style-name="Table2.A1" office:value-type="string">
            <text:p text:style-name="P4"><text:span text:style-name="AncientGreek_3a__20_Ἀρχαία_20_ἑλληνικά"><text:span text:style-name="T1">205. Λέων καὶ λύκος καὶ ἀλώπηξ.</text:span></text:span></text:p>
            <text:p text:style-name="P39"><text:span text:style-name="AncientGreek_3a__20_Ἀρχαία_20_ἑλληνικά"><text:span text:style-name="T3">Λέων γηράσας ἐνόσει κατακεκλιμένος ἐν ἄντρῳ. Παρῆσαν δ᾿ ἐπισκεψόμενα τὸν βασιλέα, πλὴν ἀλώπεκος, τἄλλα τῶν ζῴων. Ὁ τοίνυν λύκος λαβόν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9"><text:span text:style-name="AncientGreek_3a__20_Ἀρχαία_20_ἑλληνικά"><text:span text:style-name="T3">Ὁ μῦθος δηλοῖ ὅτι ὁ καθ᾿ ἑτέρου μηχανώμενος καθ᾿ ἑαυτοῦ τὴν μηχανὴν περιτρέπει.</text:span></text:span></text:p>
          </table:table-cell>
          <table:table-cell table:style-name="Table2.A1" office:value-type="string">
            <text:p text:style-name="P69">THE LION, THE WOLF AND THE FOX.</text:p>
            <text:p text:style-name="P69">The old lion was lying sick in his den, and all the animals had come to visit their prince, except the fox. Then the wolf, seizing the favorable opportunity, accused the fox in front of the lion: "he had, he said, no regard for the one who was their master, and that is why he did not hadn't even come to visit him. Meanwhile the fox also arrived, and he heard the wolf's last words. Then the lion roared against the fox. But the latter, having asked for a moment to justify himself: "And who, he said, among all those who are gathered here, has made you such a great service than I, who went everywhere to ask doctors for a remedy to cure you, and who found it? The lion enjoined him to say at once what this remedy was. The fox answered: "It is to skin a wolf alive, and to put on its warm skin." The wolf was immediately put to death, and the fox said, laughing: "You must not excite the master to malevolence, but to gentleness."</text:p>
            <text:p text:style-name="P69"/>
            <text:p text:style-name="P69">This fable shows that by laying ambushes for another one lays a trap for oneself.</text:p>
          </table:table-cell>
        </table:table-row>
        <table:table-row table:style-name="Table2.1">
          <table:table-cell table:style-name="Table2.A1" office:value-type="string">
            <text:p text:style-name="P5"><text:span text:style-name="AncientGreek_3a__20_Ἀρχαία_20_ἑλληνικά"><text:span text:style-name="T1">206. Λέων καὶ μῦς <text:s/>ἀντευεργέτης.<text:line-break/></text:span></text:span><text:span text:style-name="AncientGreek_3a__20_Ἀρχαία_20_ἑλληνικά"><text:span text:style-name="T3">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40"><text:span text:style-name="AncientGreek_3a__20_Ἀρχαία_20_ἑλληνικά"><text:span text:style-name="T3">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69"><text:span text:style-name="T8">A</text:span> GRATEFUL LION AND RAT</text:p>
            <text:p text:style-name="P69">A lion was sleeping; a rat came scampering over his body. The lion, waking up, seized him, and was about to eat him, when the rat begged him to release him, promising, if he left him his life, to repay him. The lion laughed and let him go. Now it happened that shortly afterwards he owed his salvation to the recognition of the rat. Hunters indeed took him and tied him to a tree with a rope. Then the rat, hearing him moan, ran up, gnawed the rope and freed him. “Formerly,” he said, “you made fun of me, because you didn't expect a return from me; know now that in rats also there is recognition. »</text:p>
            <text:p text:style-name="P69"/>
            <text:p text:style-name="P69">This fable shows that in changes of fortune the most powerful people need the weak.</text:p>
          </table:table-cell>
        </table:table-row>
        <text:soft-page-break/>
        <table:table-row table:style-name="Table2.1">
          <table:table-cell table:style-name="Table2.A1" office:value-type="string">
            <text:p text:style-name="P35"><text:span text:style-name="AncientGreek_3a__20_Ἀρχαία_20_ἑλληνικά"><text:span text:style-name="T1">207. Λέων καὶ ὄναγρος.</text:span></text:span></text:p>
            <text:p text:style-name="P68"><text:span text:style-name="AncientGreek_3a__20_Ἀρχαία_20_ἑλληνικά"><text:span text:style-name="T3">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68"><text:span text:style-name="AncientGreek_3a__20_Ἀρχαία_20_ἑλληνικά"><text:span text:style-name="T3">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69">THE LION AND THE ONAGER</text:p>
            <text:p text:style-name="P69"/>
            <text:p text:style-name="P69">The lion and the onager hunted wild beasts, the lion using his strength, the onager the speed of his feet. When they had taken a certain number of coins, the lion divided and divided into three parts which he spread out. "I'll take the first," he said, as being the first, since I am king; the second also, as an equal partner; as for the third, that will bring you bad luck if you don't make up your mind to decamp. </text:p>
            <text:p text:style-name="P69">It is appropriate in all things to measure oneself by one's own strength, and not to bind or associate with those more powerful than oneself.</text:p>
          </table:table-cell>
        </table:table-row>
        <table:table-row table:style-name="Table2.1">
          <table:table-cell table:style-name="Table2.A1" office:value-type="string">
            <text:p text:style-name="P6"><text:span text:style-name="AncientGreek_3a__20_Ἀρχαία_20_ἑλληνικά"><text:span text:style-name="T1">208. Λέων καὶ ὄνος <text:s/>ὁμοῦ θηρεύοντες .<text:line-break/></text:span></text:span><text:span text:style-name="AncientGreek_3a__20_Ἀρχαία_20_ἑλληνικά"><text:span text:style-name="T3">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68"><text:span text:style-name="AncientGreek_3a__20_Ἀρχαία_20_ἑλληνικά"><text:span text:style-name="T3">Οὕτως οἱ παρὰ τοῖς εἰδόσιν ἀλαζονευόμενοι εἰκότως γέλωτα ὀφλισκάνουσιν.</text:span></text:span></text:p>
          </table:table-cell>
          <table:table-cell table:style-name="Table2.A1" office:value-type="string">
            <text:p text:style-name="P69"><text:span text:style-name="T8">A</text:span> LION AND <text:span text:style-name="T8">A</text:span> DONKEY HUNTING <text:span text:style-name="T8">Together</text:span></text:p>
            <text:p text:style-name="P69">The lion and the donkey, having bound together, had gone out to hunt. Having arrived at a cave where there were wild goats, the lion posted himself at the entrance to watch for their exit, and the donkey, having penetrated inside, began to leap in the midst of them and to bray. to scare them away. When the lion had taken most of it, the donkey came out and asked him if he hadn't fought bravely and pushed the goats out. -even if I hadn't known you were an ass. »</text:p>
            <text:p text:style-name="P69"/>
            <text:p text:style-name="P69">This is how people who boast in front of those who know them justly lend themselves to mockery.</text:p>
          </table:table-cell>
        </table:table-row>
        <table:table-row table:style-name="Table2.1">
          <table:table-cell table:style-name="Table2.A1" office:value-type="string">
            <text:p text:style-name="P6"><text:span text:style-name="AncientGreek_3a__20_Ἀρχαία_20_ἑλληνικά"><text:span text:style-name="T1">209. Λέων καὶ ὄνος καὶ ἄλωπηξ.<text:line-break/></text:span></text:span><text:span text:style-name="AncientGreek_3a__20_Ἀρχαία_20_ἑλληνικά"><text:span text:style-name="T3">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68"><text:span text:style-name="AncientGreek_3a__20_Ἀρχαία_20_ἑλληνικά"><text:span text:style-name="T3">Ὁ λόγος δηλοῖ ὅτι σωφρονισμὸς γίνεται τοῖς ἀνθρώποις τὰ τῶν πέλας δυστυχήματα.</text:span></text:span></text:p>
          </table:table-cell>
          <table:table-cell table:style-name="Table2.A1" office:value-type="string">
            <text:p text:style-name="P69">THE LION, THE DONKEY AND THE FOX.</text:p>
            <text:p text:style-name="P69">The lion, the donkey and the fox, having bonded together, went hunting. When they had taken plenty of game, the lion told the donkey to divide it among them. The donkey made three equal parts and told the lion to choose. The indignant lion leapt on him and devoured him. Then he told the fox to share. This one piled everything on a single lot, reserving only a few scraps; after which he prayed the lion to choose. The latter asked him who had taught him to share like this: "The misfortune of the donkey", he replied.</text:p>
            <text:p text:style-name="P69"/>
            <text:p text:style-name="P69">This fable shows that one learns by seeing the misfortune of one's neighbour.</text:p>
          </table:table-cell>
        </table:table-row>
        <text:soft-page-break/>
        <table:table-row table:style-name="Table2.1">
          <table:table-cell table:style-name="Table2.A1" office:value-type="string">
            <text:p text:style-name="P6"><text:span text:style-name="AncientGreek_3a__20_Ἀρχαία_20_ἑλληνικά"><text:span text:style-name="T1">210. Λέων καὶ Προμηθεὺς καὶ ἐλέφας.<text:line-break/></text:span></text:span><text:span text:style-name="AncientGreek_3a__20_Ἀρχαία_20_ἑλληνικά"><text:span text:style-name="T3">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68"><text:span text:style-name="AncientGreek_3a__20_Ἀρχαία_20_ἑλληνικά"><text:span text:style-name="T3">Ὁρᾷς ὅσον ἰσχύος ὁ κώνωψ ἔχει, ὡς καὶ ἐλέφαντα φοβεῖν.</text:span></text:span></text:p>
          </table:table-cell>
          <table:table-cell table:style-name="Table2.A1" office:value-type="string">
            <text:p text:style-name="P69">THE LION, PROMETHEUS AND THE ELEPHANT.</text:p>
            <text:p text:style-name="P69"/>
            <text:p text:style-name="P69">The lion often complained about Prometheus. No doubt Prometheus had made him tall and handsome, he had armed his jaw with teeth and furnished his feet with claws, he had made him stronger than all the other animals; "but with all that," he added, "I'm afraid of the rooster." Prometheus replied, "Why do you lightly accuse me? Don't you have all the physical advantages that I could model? But it is your soul that weakens at this single object. The lion therefore lamented his fate and accused himself of cowardice; in the end he wanted to end his life. He was in these moods when he met the elephant; he saluted him and stopped to talk. Having noticed that he was continually moving his ears: "What's the matter, he asked her" and why couldn't your ear stay even a little bit still? "You see," replied the elephant, while a cousin flitted by chance around him, “you see this tiny being, which hums; if it enters the canal of my ear, I am dead. Then the lion said to himself: "What do I still need to die, I who am so powerful and who surpasses the elephant in happiness as much as the rooster surpasses the cousin in strength?" »</text:p>
            <text:p text:style-name="P69"/>
            <text:p text:style-name="P69">We see that the cousin is strong enough to scare even the elephant.</text:p>
          </table:table-cell>
        </table:table-row>
        <table:table-row table:style-name="Table2.1">
          <table:table-cell table:style-name="Table2.A1" office:value-type="string">
            <text:p text:style-name="P6"><text:span text:style-name="AncientGreek_3a__20_Ἀρχαία_20_ἑλληνικά"><text:span text:style-name="T1">211. Λέων καὶ ταῦρος.<text:line-break/></text:span></text:span><text:span text:style-name="AncientGreek_3a__20_Ἀρχαία_20_ἑλληνικά"><text:span text:style-name="T3">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68"><text:span text:style-name="AncientGreek_3a__20_Ἀρχαία_20_ἑλληνικά"><text:span text:style-name="T3">Ὁ λόγος δηλοῖ ὅτι τοὺς φρονίμους τῶν ἀνθρώπων αἱ τῶν πονηρῶν τέχναι οὐ λανθάνουσιν.</text:span></text:span></text:p>
          </table:table-cell>
          <table:table-cell table:style-name="Table2.A1" office:value-type="string">
            <text:p text:style-name="P69">THE LION AND THE BULL</text:p>
            <text:p text:style-name="P69"/>
            <text:p text:style-name="P69">A lion, plotting the death of an enormous bull, planned to master it by trickery. He tells her that he had sacrificed a sheep and invited it to the feast; her intention was to kill him when he was lying down at the table. The bull came; but noticing many pools, large brooches, but nowhere of sheepskin, he went away without saying a word. The lion reproached him for this and asked him why, having suffered no harm, he was going away for no reason. He replied: “It is not without reason that I do so; for I see utensils such as one prepares not for a sheep, but for a bull. »</text:p>
            <text:p text:style-name="P69"/>
            <text:p text:style-name="P69">This fable shows that sensible people do not fall for the tricks of the wicked.</text:p>
          </table:table-cell>
        </table:table-row>
        <text:soft-page-break/>
        <table:table-row table:style-name="Table2.1">
          <table:table-cell table:style-name="Table2.A1" office:value-type="string">
            <text:p text:style-name="P6"><text:span text:style-name="AncientGreek_3a__20_Ἀρχαία_20_ἑλληνικά"><text:span text:style-name="T1">212. Λέων <text:s/>λυσσῶν <text:s/>καὶ ἔλαφος.<text:line-break/></text:span></text:span><text:span text:style-name="AncientGreek_3a__20_Ἀρχαία_20_ἑλληνικά"><text:span text:style-name="T3">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68"><text:span text:style-name="AncientGreek_3a__20_Ἀρχαία_20_ἑλληνικά"><text:span text:style-name="T3">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69">THE MAD LION AND THE DEER</text:p>
            <text:p text:style-name="P69"/>
            <text:p text:style-name="P69">A lion was enraged. A deer having seen him from the forest exclaimed: “Alas! misfortune to us ! What will not this lion do in his fury, he who, even in cold blood, was unbearable to us? »</text:p>
            <text:p text:style-name="P69"/>
            <text:p text:style-name="P69">Let us avoid hot-tempered men accustomed to doing harm when they have taken power and reign.</text:p>
          </table:table-cell>
        </table:table-row>
        <table:table-row table:style-name="Table2.1">
          <table:table-cell table:style-name="Table2.A1" office:value-type="string">
            <text:p text:style-name="P6"><text:span text:style-name="AncientGreek_3a__20_Ἀρχαία_20_ἑλληνικά"><text:span text:style-name="T1">213. Λέων <text:s/>μῦν φοβηθεὶς <text:s/>καὶ ἀλώπηξ.<text:line-break/></text:span></text:span><text:span text:style-name="AncientGreek_3a__20_Ἀρχαία_20_ἑλληνικά"><text:span text:style-name="T3">Λέοντος κοιμωμένου μῦς τὸ σῶμα διέδραμεν. 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68"><text:span text:style-name="AncientGreek_3a__20_Ἀρχαία_20_ἑλληνικά"><text:span text:style-name="T3">Ὁ λόγος διδάσκει τοὺς φρονίμους τῶν ἀνθρώπων μηδὲ τῶν μετρίων πραγμάτων καταφρονεῖν.</text:span></text:span></text:p>
          </table:table-cell>
          <table:table-cell table:style-name="Table2.A1" office:value-type="string">
            <text:p text:style-name="P69">THE LION WHO IS AFRAID OF A MOUSE AND THE FOX</text:p>
            <text:p text:style-name="P69"/>
            <text:p text:style-name="P69">A lion was sleeping; a mouse ran all along his body. The lion awoke and turned in all directions, looking for the one who had confronted him. A fox, seeing him do this, scolded him for being afraid, he lion, of a mouse. To which the lion replied, "It wasn't that I was afraid of the mouse, but I was surprised that someone dared to run over the body of the sleeping lion." »</text:p>
            <text:p text:style-name="P69"/>
            <text:p text:style-name="P69">This fable shows that sensible men do not disdain even small things.</text:p>
          </table:table-cell>
        </table:table-row>
        <table:table-row table:style-name="Table2.1">
          <table:table-cell table:style-name="Table2.A1" office:value-type="string">
            <text:p text:style-name="P7"><text:span text:style-name="AncientGreek_3a__20_Ἀρχαία_20_ἑλληνικά"><text:span text:style-name="T1">214. Λῃστὴς καὶ συκάμινος.<text:line-break/></text:span></text:span><text:span text:style-name="AncientGreek_3a__20_Ἀρχαία_20_ἑλληνικά"><text:span text:style-name="T3">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41"><text:span text:style-name="AncientGreek_3a__20_Ἀρχαία_20_ἑλληνικά"><text:span text:style-name="T3">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69">THE BRIGAND AND THE MULBERRY</text:p>
            <text:p text:style-name="P69"/>
            <text:p text:style-name="P69">A brigand, having murdered a man on a road, and seeing himself pursued by those who were there, abandoned his bleeding victim and fled. But travelers coming in the opposite direction asked him what had soiled his hands; he replied that he had just descended from a mulberry tree. As he said this, those who pursued him caught up with him, seized him and hung him from a mulberry tree. And the mulberry tree said to him: "I am not sorry to serve you for your torment: it is indeed you who committed the murder, and it is on me that you wiped the blood of it." »</text:p>
            <text:p text:style-name="P69"/>
            <text:p text:style-name="P69">It often happens thus that naturally good men, when they see themselves denigrated by slanderers, do not hesitate to show themselves wicked towards them.</text:p>
          </table:table-cell>
        </table:table-row>
        <text:soft-page-break/>
        <table:table-row table:style-name="Table2.1">
          <table:table-cell table:style-name="Table2.A1" office:value-type="string">
            <text:p text:style-name="P6"><text:span text:style-name="AncientGreek_3a__20_Ἀρχαία_20_ἑλληνικά"><text:span text:style-name="T1">215. Λύκοι καὶ κύνες <text:s/>ἀλλήλοις πολεμοῦντες .<text:line-break/></text:span></text:span><text:span text:style-name="AncientGreek_3a__20_Ἀρχαία_20_ἑλληνικά"><text:span text:style-name="T3">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8"><text:span text:style-name="AncientGreek_3a__20_Ἀρχαία_20_ἑλληνικά"><text:span text:style-name="T3">Ὅτι ἐν μιᾷ βουλῇ καὶ γνώμῃ πάντων τῶν στρατευμάτων ὄντων κατὰ τῶν ἐναντίων νίκην ποιοῦνται.</text:span></text:span></text:p>
            <text:p text:style-name="P73"><text:span text:style-name="AncientGreek_3a__20_Ἀρχαία_20_ἑλληνικά"><text:span text:style-name="T3"/></text:span></text:p>
          </table:table-cell>
          <table:table-cell table:style-name="Table2.A1" office:value-type="string">
            <text:p text:style-name="P69">WOLVES AND DOGS AT WAR</text:p>
            <text:p text:style-name="P69"/>
            <text:p text:style-name="P69">Between wolves and dogs hatred was unleashed one day. The dogs elected a Greek dog as their general. But the latter was in no hurry to engage in battle, despite the violent threats of the wolves, “Do you know, he said to them, why I am procrastinating; it is always advisable to deliberate before acting. You others are all of the same race and color; but our soldiers have very varied customs and each has his country of which he is proud. Even the color is not uniform and the same for all: some are black, others red, others white or ashen. How could I lead people to war who disagree and who are dissimilar in everything? »</text:p>
            <text:p text:style-name="P69"/>
            <text:p text:style-name="P69">In all armies, it is unity of will and thought that assures victory over enemies.</text:p>
          </table:table-cell>
        </table:table-row>
        <table:table-row table:style-name="Table2.1">
          <table:table-cell table:style-name="Table2.A1" office:value-type="string">
            <text:p text:style-name="P6"><text:span text:style-name="AncientGreek_3a__20_Ἀρχαία_20_ἑλληνικά"><text:span text:style-name="T1">216. Λύκοι καὶ κύνες <text:s/>πρὸς αὐτοὺς καταλλαγέντες .<text:line-break/></text:span></text:span><text:span text:style-name="AncientGreek_3a__20_Ἀρχαία_20_ἑλληνικά"><text:span text:style-name="T3">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68"><text:span text:style-name="AncientGreek_3a__20_Ἀρχαία_20_ἑλληνικά"><text:span text:style-name="T3">Ὅτι οἱ τὰς ἑαυτῶν πατρίδας προδιδόντες τοιούτους μισθοὺς λαμβάνουσι.</text:span></text:span></text:p>
          </table:table-cell>
          <table:table-cell table:style-name="Table2.A1" office:value-type="string">
            <text:p text:style-name="P69">DOGS RECONCILIATED WITH WOLVES</text:p>
            <text:p text:style-name="P69"/>
            <text:p text:style-name="P69">The wolves said to the dogs, “Why, being in every way like us, do you not get along with us like brothers? For we differ in nothing except thought. We live in freedom; you, subject and enslaved to men, you endure their blows, you wear collars and you guard the flocks; and when your masters eat, they only throw you the bones. But believe us; deliver all the flocks to us and we will pool them to satisfy ourselves. The dogs listened to these propositions; and the wolves, penetrating inside the stable, first cut the dogs' throats.</text:p>
            <text:p text:style-name="P69"/>
            <text:p text:style-name="P69">Such is the salary received by those who betray their country.</text:p>
          </table:table-cell>
        </table:table-row>
        <text:soft-page-break/>
        <table:table-row table:style-name="Table2.1">
          <table:table-cell table:style-name="Table2.A1" office:value-type="string">
            <text:p text:style-name="P6"><text:span text:style-name="AncientGreek_3a__20_Ἀρχαία_20_ἑλληνικά"><text:span text:style-name="T1">217. Λύκοι καὶ πρόβατα.<text:line-break/></text:span></text:span><text:span text:style-name="AncientGreek_3a__20_Ἀρχαία_20_ἑλληνικά"><text:span text:style-name="T3">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68"><text:span text:style-name="AncientGreek_3a__20_Ἀρχαία_20_ἑλληνικά"><text:span text:style-name="T3">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69">WOLVES AND SHEEP</text:p>
            <text:p text:style-name="P69"/>
            <text:p text:style-name="P69">Wolves were trying to surprise a flock of sheep. Unable to master them because of the dogs guarding them, they resolved to use trickery to achieve their ends. They sent deputies to ask the sheep to deliver their dogs. It was the dogs, they said, that were the cause of their enmity; we had only to deliver them to them; and peace would reign between them. The sheep, not foreseeing what was going to happen, delivered the dogs, and the wolves, having mastered them, easily slaughtered the herd which was no longer guarded.</text:p>
            <text:p text:style-name="P69"/>
            <text:p text:style-name="P69">It is thus in states: those who easily surrender their orators do not suspect that they will soon be subject to their enemies.</text:p>
          </table:table-cell>
        </table:table-row>
        <table:table-row table:style-name="Table2.1">
          <table:table-cell table:style-name="Table2.A1" office:value-type="string">
            <text:p text:style-name="P6"><text:span text:style-name="AncientGreek_3a__20_Ἀρχαία_20_ἑλληνικά"><text:span text:style-name="T1">218. Λύκοι καὶ πρόβατα καὶ κριός.<text:line-break/></text:span></text:span><text:span text:style-name="AncientGreek_3a__20_Ἀρχαία_20_ἑλληνικά"><text:span text:style-name="T3">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68"><text:span text:style-name="AncientGreek_3a__20_Ἀρχαία_20_ἑλληνικά"><text:span text:style-name="T3">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69">WOLVES, SHEEP AND ARIES</text:p>
            <text:p text:style-name="P69"/>
            <text:p text:style-name="P69">The wolves sent deputies to the sheep, offering to make a perpetual peace with them, if they delivered the dogs to them to put them to death. The stupid sheep agreed to do it; but an old ram exclaimed: "How could I believe you and live with you, when, even under the guard of dogs, it is impossible for me to graze in safety." »</text:p>
            <text:p text:style-name="P69"/>
            <text:p text:style-name="P69">We must not get rid of what ensures our security, by giving faith to the oaths of our irreconcilable enemies.</text:p>
          </table:table-cell>
        </table:table-row>
        <table:table-row table:style-name="Table2.1">
          <table:table-cell table:style-name="Table2.A1" office:value-type="string">
            <text:p text:style-name="P8"><text:span text:style-name="AncientGreek_3a__20_Ἀρχαία_20_ἑλληνικά"><text:span text:style-name="T1">219. Λύκος διὰ τὴν ἑαυτοῦ σκιὰν γαυρωθεὶς καὶ λέων.<text:line-break/></text:span></text:span><text:span text:style-name="AncientGreek_3a__20_Ἀρχαία_20_ἑλληνικά"><text:span text:style-name="T3">Λύκος πλανώμενος &lt;ποτ᾿&gt; ἐν ἐρήμοις τόποις,</text:span></text:span></text:p>
            <text:p text:style-name="P42"><text:span text:style-name="AncientGreek_3a__20_Ἀρχαία_20_ἑλληνικά"><text:span text:style-name="T3">κλίνοντος ἤδη πρὸς δύσιν Ὑπερίονος,</text:span></text:span></text:p>
            <text:p text:style-name="P42"><text:span text:style-name="AncientGreek_3a__20_Ἀρχαία_20_ἑλληνικά"><text:span text:style-name="T3">δολιχὴν ἑαυτοῦ τὴν σκιὰν ἰδὼν ἔφη·</text:span></text:span></text:p>
            <text:p text:style-name="P42"><text:span text:style-name="AncientGreek_3a__20_Ἀρχαία_20_ἑλληνικά"><text:span text:style-name="T3">« Λέοντ᾿ ἐγὼ δέδοικα, τηλικοῦτος ὤν;</text:span></text:span></text:p>
            <text:p text:style-name="P42"><text:span text:style-name="AncientGreek_3a__20_Ἀρχαία_20_ἑλληνικά"><text:span text:style-name="T3">πλέθρου τ᾿ ἔχων τὸ μῆκος, οὐ θηρῶν ἁπλῶς</text:span></text:span></text:p>
            <text:p text:style-name="P42"><text:span text:style-name="AncientGreek_3a__20_Ἀρχαία_20_ἑλληνικά"><text:span text:style-name="T3">πάντων δυνάστης ἀθρόων γενήσομαι; »</text:span></text:span></text:p>
            <text:p text:style-name="P42"><text:span text:style-name="AncientGreek_3a__20_Ἀρχαία_20_ἑλληνικά"><text:span text:style-name="T3">Λύκον δὲ γαυρωθέντα καρτερὸς λέων</text:span></text:span></text:p>
            <text:p text:style-name="P42"><text:span text:style-name="AncientGreek_3a__20_Ἀρχαία_20_ἑλληνικά"><text:span text:style-name="T3">ἑλὼν κατήσθι᾿· ὁ δ᾿ ἐβόησε μετανοῶν·</text:span></text:span></text:p>
            <text:p text:style-name="P42"><text:span text:style-name="AncientGreek_3a__20_Ἀρχαία_20_ἑλληνικά"><text:span text:style-name="T3">« Οἴησις ἡμῖν πημάτων παραιτία. »</text:span></text:span></text:p>
          </table:table-cell>
          <table:table-cell table:style-name="Table2.A1" office:value-type="string">
            <text:p text:style-name="P69">THE PROUD WOLF OF HIS SHADOW AND THE LION</text:p>
            <text:p text:style-name="P69"/>
            <text:p text:style-name="P69">A wolf wandered one day in deserted places, at a time when the sun was leaning on its decline. Seeing his lengthened shadow, he said: "Me, fear the lion, with the size that I have!" with a long plethra, isn't it quite simple that I become the king of all the animals? As he gave himself up to pride, a mighty lion took him and began to devour him. The wolf, changing his mind, exclaimed: “Presumption is a cause of misfortune for us. »</text:p>
          </table:table-cell>
        </table:table-row>
        <text:soft-page-break/>
        <table:table-row table:style-name="Table2.1">
          <table:table-cell table:style-name="Table2.A1" office:value-type="string">
            <text:p text:style-name="P6"><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line-break/></text:span></text:span><text:span text:style-name="AncientGreek_3a__20_Ἀρχαία_20_ἑλληνικά"><text:span text:style-name="T3">Λύκος</text:span></text:span><text:span text:style-name="AncientGreek_3a__20_Ἀρχαία_20_ἑλληνικά"><text:span text:style-name="T4"> </text:span></text:span><text:span text:style-name="AncientGreek_3a__20_Ἀρχαία_20_ἑλληνικά"><text:span text:style-name="T3">θεασάμενος</text:span></text:span><text:span text:style-name="AncientGreek_3a__20_Ἀρχαία_20_ἑλληνικά"><text:span text:style-name="T4"> </text:span></text:span><text:span text:style-name="AncientGreek_3a__20_Ἀρχαία_20_ἑλληνικά"><text:span text:style-name="T3">αἶγα</text:span></text:span><text:span text:style-name="AncientGreek_3a__20_Ἀρχαία_20_ἑλληνικά"><text:span text:style-name="T4"> </text:span></text:span><text:span text:style-name="AncientGreek_3a__20_Ἀρχαία_20_ἑλληνικά"><text:span text:style-name="T3">ἐπί</text:span></text:span><text:span text:style-name="AncientGreek_3a__20_Ἀρχαία_20_ἑλληνικά"><text:span text:style-name="T4"> </text:span></text:span><text:span text:style-name="AncientGreek_3a__20_Ἀρχαία_20_ἑλληνικά"><text:span text:style-name="T3">τινος</text:span></text:span><text:span text:style-name="AncientGreek_3a__20_Ἀρχαία_20_ἑλληνικά"><text:span text:style-name="T4"> </text:span></text:span><text:span text:style-name="AncientGreek_3a__20_Ἀρχαία_20_ἑλληνικά"><text:span text:style-name="T3">κρημνώδους</text:span></text:span><text:span text:style-name="AncientGreek_3a__20_Ἀρχαία_20_ἑλληνικά"><text:span text:style-name="T4"> </text:span></text:span><text:span text:style-name="AncientGreek_3a__20_Ἀρχαία_20_ἑλληνικά"><text:span text:style-name="T3">ἄντρου</text:span></text:span><text:span text:style-name="AncientGreek_3a__20_Ἀρχαία_20_ἑλληνικά"><text:span text:style-name="T4"> </text:span></text:span><text:span text:style-name="AncientGreek_3a__20_Ἀρχαία_20_ἑλληνικά"><text:span text:style-name="T3">νεμομένην</text:span></text:span><text:span text:style-name="AncientGreek_3a__20_Ἀρχαία_20_ἑλληνικά"><text:span text:style-name="T4">, </text:span></text:span><text:span text:style-name="AncientGreek_3a__20_Ἀρχαία_20_ἑλληνικά"><text:span text:style-name="T3">ἐπειδὴ</text:span></text:span><text:span text:style-name="AncientGreek_3a__20_Ἀρχαία_20_ἑλληνικά"><text:span text:style-name="T4"> </text:span></text:span><text:span text:style-name="AncientGreek_3a__20_Ἀρχαία_20_ἑλληνικά"><text:span text:style-name="T3">οὐκ</text:span></text:span><text:span text:style-name="AncientGreek_3a__20_Ἀρχαία_20_ἑλληνικά"><text:span text:style-name="T4"> </text:span></text:span><text:span text:style-name="AncientGreek_3a__20_Ἀρχαία_20_ἑλληνικά"><text:span text:style-name="T3">ἠδύνατο</text:span></text:span><text:span text:style-name="AncientGreek_3a__20_Ἀρχαία_20_ἑλληνικά"><text:span text:style-name="T4"> </text:span></text:span><text:span text:style-name="AncientGreek_3a__20_Ἀρχαία_20_ἑλληνικά"><text:span text:style-name="T3">αὐτῆς</text:span></text:span><text:span text:style-name="AncientGreek_3a__20_Ἀρχαία_20_ἑλληνικά"><text:span text:style-name="T4"> </text:span></text:span><text:span text:style-name="AncientGreek_3a__20_Ἀρχαία_20_ἑλληνικά"><text:span text:style-name="T3">ἐφικέσθαι</text:span></text:span><text:span text:style-name="AncientGreek_3a__20_Ἀρχαία_20_ἑλληνικά"><text:span text:style-name="T4">, </text:span></text:span><text:span text:style-name="AncientGreek_3a__20_Ἀρχαία_20_ἑλληνικά"><text:span text:style-name="T3">κατωτέρω</text:span></text:span><text:span text:style-name="AncientGreek_3a__20_Ἀρχαία_20_ἑλληνικά"><text:span text:style-name="T4"> </text:span></text:span><text:span text:style-name="AncientGreek_3a__20_Ἀρχαία_20_ἑλληνικά"><text:span text:style-name="T3">παρῄνει</text:span></text:span><text:span text:style-name="AncientGreek_3a__20_Ἀρχαία_20_ἑλληνικά"><text:span text:style-name="T4"> </text:span></text:span><text:span text:style-name="AncientGreek_3a__20_Ἀρχαία_20_ἑλληνικά"><text:span text:style-name="T3">αὐτῇ</text:span></text:span><text:span text:style-name="AncientGreek_3a__20_Ἀρχαία_20_ἑλληνικά"><text:span text:style-name="T4"> </text:span></text:span><text:span text:style-name="AncientGreek_3a__20_Ἀρχαία_20_ἑλληνικά"><text:span text:style-name="T3">καταβῆναι</text:span></text:span><text:span text:style-name="AncientGreek_3a__20_Ἀρχαία_20_ἑλληνικά"><text:span text:style-name="T4">, </text:span></text:span><text:span text:style-name="AncientGreek_3a__20_Ἀρχαία_20_ἑλληνικά"><text:span text:style-name="T3">μὴ</text:span></text:span><text:span text:style-name="AncientGreek_3a__20_Ἀρχαία_20_ἑλληνικά"><text:span text:style-name="T4"> </text:span></text:span><text:span text:style-name="AncientGreek_3a__20_Ἀρχαία_20_ἑλληνικά"><text:span text:style-name="T3">καὶ</text:span></text:span><text:span text:style-name="AncientGreek_3a__20_Ἀρχαία_20_ἑλληνικά"><text:span text:style-name="T4"> </text:span></text:span><text:span text:style-name="AncientGreek_3a__20_Ἀρχαία_20_ἑλληνικά"><text:span text:style-name="T3">πέσῃ</text:span></text:span><text:span text:style-name="AncientGreek_3a__20_Ἀρχαία_20_ἑλληνικά"><text:span text:style-name="T4"> </text:span></text:span><text:span text:style-name="AncientGreek_3a__20_Ἀρχαία_20_ἑλληνικά"><text:span text:style-name="T3">λαθοῦσα</text:span></text:span><text:span text:style-name="AncientGreek_3a__20_Ἀρχαία_20_ἑλληνικά"><text:span text:style-name="T4">, </text:span></text:span><text:span text:style-name="AncientGreek_3a__20_Ἀρχαία_20_ἑλληνικά"><text:span text:style-name="T3">λέγων</text:span></text:span><text:span text:style-name="AncientGreek_3a__20_Ἀρχαία_20_ἑλληνικά"><text:span text:style-name="T4"> </text:span></text:span><text:span text:style-name="AncientGreek_3a__20_Ἀρχαία_20_ἑλληνικά"><text:span text:style-name="T3">ὡς</text:span></text:span><text:span text:style-name="AncientGreek_3a__20_Ἀρχαία_20_ἑλληνικά"><text:span text:style-name="T4"> </text:span></text:span><text:span text:style-name="AncientGreek_3a__20_Ἀρχαία_20_ἑλληνικά"><text:span text:style-name="T3">ἀμείνων</text:span></text:span><text:span text:style-name="AncientGreek_3a__20_Ἀρχαία_20_ἑλληνικά"><text:span text:style-name="T4"> </text:span></text:span><text:span text:style-name="AncientGreek_3a__20_Ἀρχαία_20_ἑλληνικά"><text:span text:style-name="T3">ὁ</text:span></text:span><text:span text:style-name="AncientGreek_3a__20_Ἀρχαία_20_ἑλληνικά"><text:span text:style-name="T4"> </text:span></text:span><text:span text:style-name="AncientGreek_3a__20_Ἀρχαία_20_ἑλληνικά"><text:span text:style-name="T3">παρ᾿</text:span></text:span><text:span text:style-name="AncientGreek_3a__20_Ἀρχαία_20_ἑλληνικά"><text:span text:style-name="T4"> </text:span></text:span><text:span text:style-name="AncientGreek_3a__20_Ἀρχαία_20_ἑλληνικά"><text:span text:style-name="T3">αὐτῷ</text:span></text:span><text:span text:style-name="AncientGreek_3a__20_Ἀρχαία_20_ἑλληνικά"><text:span text:style-name="T4"> </text:span></text:span><text:span text:style-name="AncientGreek_3a__20_Ἀρχαία_20_ἑλληνικά"><text:span text:style-name="T3">λειμών</text:span></text:span><text:span text:style-name="AncientGreek_3a__20_Ἀρχαία_20_ἑλληνικά"><text:span text:style-name="T4"> </text:span></text:span><text:span text:style-name="AncientGreek_3a__20_Ἀρχαία_20_ἑλληνικά"><text:span text:style-name="T3">ἐστι</text:span></text:span><text:span text:style-name="AncientGreek_3a__20_Ἀρχαία_20_ἑλληνικά"><text:span text:style-name="T4">, </text:span></text:span><text:span text:style-name="AncientGreek_3a__20_Ἀρχαία_20_ἑλληνικά"><text:span text:style-name="T3">ἐπεὶ</text:span></text:span><text:span text:style-name="AncientGreek_3a__20_Ἀρχαία_20_ἑλληνικά"><text:span text:style-name="T4"> </text:span></text:span><text:span text:style-name="AncientGreek_3a__20_Ἀρχαία_20_ἑλληνικά"><text:span text:style-name="T3">καὶ</text:span></text:span><text:span text:style-name="AncientGreek_3a__20_Ἀρχαία_20_ἑλληνικά"><text:span text:style-name="T4"> </text:span></text:span><text:span text:style-name="AncientGreek_3a__20_Ἀρχαία_20_ἑλληνικά"><text:span text:style-name="T3">ἡ</text:span></text:span><text:span text:style-name="AncientGreek_3a__20_Ἀρχαία_20_ἑλληνικά"><text:span text:style-name="T4"> </text:span></text:span><text:span text:style-name="AncientGreek_3a__20_Ἀρχαία_20_ἑλληνικά"><text:span text:style-name="T3">πόα</text:span></text:span><text:span text:style-name="AncientGreek_3a__20_Ἀρχαία_20_ἑλληνικά"><text:span text:style-name="T4"> </text:span></text:span><text:span text:style-name="AncientGreek_3a__20_Ἀρχαία_20_ἑλληνικά"><text:span text:style-name="T3">σφόδρα</text:span></text:span><text:span text:style-name="AncientGreek_3a__20_Ἀρχαία_20_ἑλληνικά"><text:span text:style-name="T4"> </text:span></text:span><text:span text:style-name="AncientGreek_3a__20_Ἀρχαία_20_ἑλληνικά"><text:span text:style-name="T3">εὐανθής</text:span></text:span><text:span text:style-name="AncientGreek_3a__20_Ἀρχαία_20_ἑλληνικά"><text:span text:style-name="T4">. </text:span></text:span><text:span text:style-name="AncientGreek_3a__20_Ἀρχαία_20_ἑλληνικά"><text:span text:style-name="T3">Ἡ</text:span></text:span><text:span text:style-name="AncientGreek_3a__20_Ἀρχαία_20_ἑλληνικά"><text:span text:style-name="T4"> </text:span></text:span><text:span text:style-name="AncientGreek_3a__20_Ἀρχαία_20_ἑλληνικά"><text:span text:style-name="T3">δὲ</text:span></text:span><text:span text:style-name="AncientGreek_3a__20_Ἀρχαία_20_ἑλληνικά"><text:span text:style-name="T4"> </text:span></text:span><text:span text:style-name="AncientGreek_3a__20_Ἀρχαία_20_ἑλληνικά"><text:span text:style-name="T3">ἀπεκρίνατο</text:span></text:span><text:span text:style-name="AncientGreek_3a__20_Ἀρχαία_20_ἑλληνικά"><text:span text:style-name="T4"> </text:span></text:span><text:span text:style-name="AncientGreek_3a__20_Ἀρχαία_20_ἑλληνικά"><text:span text:style-name="T3">πρὸς</text:span></text:span><text:span text:style-name="AncientGreek_3a__20_Ἀρχαία_20_ἑλληνικά"><text:span text:style-name="T4"> </text:span></text:span><text:span text:style-name="AncientGreek_3a__20_Ἀρχαία_20_ἑλληνικά"><text:span text:style-name="T3">αὐτόν</text:span></text:span><text:span text:style-name="AncientGreek_3a__20_Ἀρχαία_20_ἑλληνικά"><text:span text:style-name="T4">· « </text:span></text:span><text:span text:style-name="AncientGreek_3a__20_Ἀρχαία_20_ἑλληνικά"><text:span text:style-name="T3">Ἀλλ᾿</text:span></text:span><text:span text:style-name="AncientGreek_3a__20_Ἀρχαία_20_ἑλληνικά"><text:span text:style-name="T4"> </text:span></text:span><text:span text:style-name="AncientGreek_3a__20_Ἀρχαία_20_ἑλληνικά"><text:span text:style-name="T3">οὐκ</text:span></text:span><text:span text:style-name="AncientGreek_3a__20_Ἀρχαία_20_ἑλληνικά"><text:span text:style-name="T4"> </text:span></text:span><text:span text:style-name="AncientGreek_3a__20_Ἀρχαία_20_ἑλληνικά"><text:span text:style-name="T3">ἐμὲ</text:span></text:span><text:span text:style-name="AncientGreek_3a__20_Ἀρχαία_20_ἑλληνικά"><text:span text:style-name="T4"> </text:span></text:span><text:span text:style-name="AncientGreek_3a__20_Ἀρχαία_20_ἑλληνικά"><text:span text:style-name="T3">ἐπὶ</text:span></text:span><text:span text:style-name="AncientGreek_3a__20_Ἀρχαία_20_ἑλληνικά"><text:span text:style-name="T4"> </text:span></text:span><text:span text:style-name="AncientGreek_3a__20_Ἀρχαία_20_ἑλληνικά"><text:span text:style-name="T3">νομὴν</text:span></text:span><text:span text:style-name="AncientGreek_3a__20_Ἀρχαία_20_ἑλληνικά"><text:span text:style-name="T4"> </text:span></text:span><text:span text:style-name="AncientGreek_3a__20_Ἀρχαία_20_ἑλληνικά"><text:span text:style-name="T3">καλεῖς</text:span></text:span><text:span text:style-name="AncientGreek_3a__20_Ἀρχαία_20_ἑλληνικά"><text:span text:style-name="T4">, </text:span></text:span><text:span text:style-name="AncientGreek_3a__20_Ἀρχαία_20_ἑλληνικά"><text:span text:style-name="T3">αὐτὸς</text:span></text:span><text:span text:style-name="AncientGreek_3a__20_Ἀρχαία_20_ἑλληνικά"><text:span text:style-name="T4"> </text:span></text:span><text:span text:style-name="AncientGreek_3a__20_Ἀρχαία_20_ἑλληνικά"><text:span text:style-name="T3">δὲ</text:span></text:span><text:span text:style-name="AncientGreek_3a__20_Ἀρχαία_20_ἑλληνικά"><text:span text:style-name="T4"> </text:span></text:span><text:span text:style-name="AncientGreek_3a__20_Ἀρχαία_20_ἑλληνικά"><text:span text:style-name="T3">τροφῆς</text:span></text:span><text:span text:style-name="AncientGreek_3a__20_Ἀρχαία_20_ἑλληνικά"><text:span text:style-name="T4"> </text:span></text:span><text:span text:style-name="AncientGreek_3a__20_Ἀρχαία_20_ἑλληνικά"><text:span text:style-name="T3">ἀπορεῖς</text:span></text:span><text:span text:style-name="AncientGreek_3a__20_Ἀρχαία_20_ἑλληνικά"><text:span text:style-name="T4">. »</text:span></text:span></text:p>
            <text:p text:style-name="P68"><text:span text:style-name="AncientGreek_3a__20_Ἀρχαία_20_ἑλληνικά"><text:span text:style-name="T3">Οὕτω</text:span></text:span><text:span text:style-name="AncientGreek_3a__20_Ἀρχαία_20_ἑλληνικά"><text:span text:style-name="T4"> </text:span></text:span><text:span text:style-name="AncientGreek_3a__20_Ἀρχαία_20_ἑλληνικά"><text:span text:style-name="T3">καὶ</text:span></text:span><text:span text:style-name="AncientGreek_3a__20_Ἀρχαία_20_ἑλληνικά"><text:span text:style-name="T4"> </text:span></text:span><text:span text:style-name="AncientGreek_3a__20_Ἀρχαία_20_ἑλληνικά"><text:span text:style-name="T3">τῶν</text:span></text:span><text:span text:style-name="AncientGreek_3a__20_Ἀρχαία_20_ἑλληνικά"><text:span text:style-name="T4"> </text:span></text:span><text:span text:style-name="AncientGreek_3a__20_Ἀρχαία_20_ἑλληνικά"><text:span text:style-name="T3">ἀνθρώπων</text:span></text:span><text:span text:style-name="AncientGreek_3a__20_Ἀρχαία_20_ἑλληνικά"><text:span text:style-name="T4"> </text:span></text:span><text:span text:style-name="AncientGreek_3a__20_Ἀρχαία_20_ἑλληνικά"><text:span text:style-name="T3">οἱ</text:span></text:span><text:span text:style-name="AncientGreek_3a__20_Ἀρχαία_20_ἑλληνικά"><text:span text:style-name="T4"> </text:span></text:span><text:span text:style-name="AncientGreek_3a__20_Ἀρχαία_20_ἑλληνικά"><text:span text:style-name="T3">κακοῦργοι</text:span></text:span><text:span text:style-name="AncientGreek_3a__20_Ἀρχαία_20_ἑλληνικά"><text:span text:style-name="T4">, </text:span></text:span><text:span text:style-name="AncientGreek_3a__20_Ἀρχαία_20_ἑλληνικά"><text:span text:style-name="T3">ὅταν</text:span></text:span><text:span text:style-name="AncientGreek_3a__20_Ἀρχαία_20_ἑλληνικά"><text:span text:style-name="T4"> </text:span></text:span><text:span text:style-name="AncientGreek_3a__20_Ἀρχαία_20_ἑλληνικά"><text:span text:style-name="T3">παρὰ</text:span></text:span><text:span text:style-name="AncientGreek_3a__20_Ἀρχαία_20_ἑλληνικά"><text:span text:style-name="T4"> </text:span></text:span><text:span text:style-name="AncientGreek_3a__20_Ἀρχαία_20_ἑλληνικά"><text:span text:style-name="T3">τοῖς</text:span></text:span><text:span text:style-name="AncientGreek_3a__20_Ἀρχαία_20_ἑλληνικά"><text:span text:style-name="T4"> </text:span></text:span><text:span text:style-name="AncientGreek_3a__20_Ἀρχαία_20_ἑλληνικά"><text:span text:style-name="T3">εἰδόσι</text:span></text:span><text:span text:style-name="AncientGreek_3a__20_Ἀρχαία_20_ἑλληνικά"><text:span text:style-name="T4"> </text:span></text:span><text:span text:style-name="AncientGreek_3a__20_Ἀρχαία_20_ἑλληνικά"><text:span text:style-name="T3">πονηρεύωνται</text:span></text:span><text:span text:style-name="AncientGreek_3a__20_Ἀρχαία_20_ἑλληνικά"><text:span text:style-name="T4"> </text:span></text:span><text:span text:style-name="AncientGreek_3a__20_Ἀρχαία_20_ἑλληνικά"><text:span text:style-name="T3">ἀνόητοι</text:span></text:span><text:span text:style-name="AncientGreek_3a__20_Ἀρχαία_20_ἑλληνικά"><text:span text:style-name="T4"> </text:span></text:span><text:span text:style-name="AncientGreek_3a__20_Ἀρχαία_20_ἑλληνικά"><text:span text:style-name="T3">τῶν</text:span></text:span><text:span text:style-name="AncientGreek_3a__20_Ἀρχαία_20_ἑλληνικά"><text:span text:style-name="T4"> </text:span></text:span><text:span text:style-name="AncientGreek_3a__20_Ἀρχαία_20_ἑλληνικά"><text:span text:style-name="T3">τεχνασμάτων</text:span></text:span><text:span text:style-name="AncientGreek_3a__20_Ἀρχαία_20_ἑλληνικά"><text:span text:style-name="T4"> </text:span></text:span><text:span text:style-name="AncientGreek_3a__20_Ἀρχαία_20_ἑλληνικά"><text:span text:style-name="T3">γίνονται</text:span></text:span><text:span text:style-name="AncientGreek_3a__20_Ἀρχαία_20_ἑλληνικά"><text:span text:style-name="T4">.</text:span></text:span></text:p>
          </table:table-cell>
          <table:table-cell table:style-name="Table2.A1" office:value-type="string">
            <text:p text:style-name="P72">THE WOLF AND THE GOAT</text:p>
            <text:p text:style-name="P72">A wolf saw a goat grazing above a steep lair. Unable to reach her, he urged her to descend; for it might, he said, fall by mistake; besides, the meadow where he was was better; for the grass there was all in bloom. But the goat answered him: “It is not for me that you are calling me to the pasture, it is for you who have nothing to eat. »</text:p>
            <text:p text:style-name="P72"/>
            <text:p text:style-name="P72">So when villains exercise their wickedness among people who know them, they gain nothing by their machinations.</text:p>
          </table:table-cell>
        </table:table-row>
        <table:table-row table:style-name="Table2.1">
          <table:table-cell table:style-name="Table2.A1" office:value-type="string">
            <text:p text:style-name="P9"><text:span text:style-name="AncientGreek_3a__20_Ἀρχαία_20_ἑλληνικά"><text:span text:style-name="T1">221. Λύκος καὶ ἀρήν.<text:line-break/></text:span></text:span><text:span text:style-name="AncientGreek_3a__20_Ἀρχαία_20_ἑλληνικά"><text:span text:style-name="T3">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σὺ ἀπολογιῶν εὐπορῇς, ἐγώ σε οὐχ ἧττον κατέδομαι. »</text:span></text:span></text:p>
            <text:p text:style-name="P43"><text:span text:style-name="AncientGreek_3a__20_Ἀρχαία_20_ἑλληνικά"><text:span text:style-name="T3">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69">THE WOLF AND THE LAMB</text:p>
            <text:p text:style-name="P69">A wolf, seeing a lamb drinking from a river, wished to allege a specious pretext for devouring it. That is why, although he himself was upstream, he accused him of muddying the water and preventing him from drinking. The lamb answered that he only drank lip service, and that besides, being downstream, he could not muddy the water upstream. The wolf, having missed its effect, resumed: "But last year you insulted my father." “I wasn't even born then,” replied the lamb. Then the wolf resumed: "However easy it is for you to justify yourself, I will eat you none the less." »</text:p>
            <text:p text:style-name="P69"/>
            <text:p text:style-name="P69">This fable shows that with people who are determined to do evil, the most just defense has no effect.</text:p>
          </table:table-cell>
        </table:table-row>
        <table:table-row table:style-name="Table2.1">
          <table:table-cell table:style-name="Table2.A1" office:value-type="string">
            <text:p text:style-name="P6"><text:span text:style-name="AncientGreek_3a__20_Ἀρχαία_20_ἑλληνικά"><text:span text:style-name="T1">222. Λύκος καὶ ἀρνίον <text:s/>εἰς ἱερὸν καταφυγόν .<text:line-break/></text:span></text:span><text:span text:style-name="AncientGreek_3a__20_Ἀρχαία_20_ἑλληνικά"><text:span text:style-name="T3">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68"><text:span text:style-name="AncientGreek_3a__20_Ἀρχαία_20_ἑλληνικά"><text:span text:style-name="T3">Ὁ λόγος δηλοῖ ὅτι οἷς ἐπίκειται τὸ ἀποθανεῖν κρείττων ἐστὶν ὁ μετὰ δόξης θάνατος.</text:span></text:span></text:p>
            <text:p text:style-name="P73"><text:span text:style-name="AncientGreek_3a__20_Ἀρχαία_20_ἑλληνικά"><text:span text:style-name="T3"/></text:span></text:p>
          </table:table-cell>
          <table:table-cell table:style-name="Table2.A1" office:value-type="string">
            <text:p text:style-name="P69">THE WOLF AND THE YOUNG LAMB REFUGEE IN A TEMPLE</text:p>
            <text:p text:style-name="P69">A wolf was chasing a young lamb. He took refuge in a temple. As the wolf called him to him and said that the priest would immolate him to the god, if he found him there: “Well! answered the lamb, I prefer to be a victim of the god than to perish by you.</text:p>
            <text:p text:style-name="P69">This fable shows that, if one is reduced to dying, it is better to die with honor.</text:p>
          </table:table-cell>
        </table:table-row>
        <text:soft-page-break/>
        <table:table-row table:style-name="Table2.1">
          <table:table-cell table:style-name="Table2.A1" office:value-type="string">
            <text:p text:style-name="P6"><text:span text:style-name="AncientGreek_3a__20_Ἀρχαία_20_ἑλληνικά"><text:span text:style-name="T1">223. Λύκος καὶ γραῦς.<text:line-break/></text:span></text:span><text:span text:style-name="AncientGreek_3a__20_Ἀρχαία_20_ἑλληνικά"><text:span text:style-name="T3">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68"><text:span text:style-name="AncientGreek_3a__20_Ἀρχαία_20_ἑλληνικά"><text:span text:style-name="T3">Ὁ μῦθος πρὸς ἀνθρώπους οἵτινες τὰ ἔργα τοῖς λόγοις οὐκ ἔχουσιν ὅμοια.</text:span></text:span></text:p>
          </table:table-cell>
          <table:table-cell table:style-name="Table2.A1" office:value-type="string">
            <text:p text:style-name="P69">THE WOLF AND THE OLD WOMAN</text:p>
            <text:p text:style-name="P69">A hungry wolf prowled in search of food. Arrived in a certain place, he heard a little child crying and an old woman saying to him: "Don't cry any more, otherwise I will give you to the wolf at this very moment." The wolf, thinking the old woman was telling the truth, stopped and waited a long time. When evening had come, he heard the old woman once again pampering the little child and saying to him: "If the wolf comes here, we will kill him, my child." Hearing these words, the wolf set off again, saying: "On this farm we talk one way, we act another."</text:p>
            <text:p text:style-name="P69"/>
            <text:p text:style-name="P69">This fable is addressed to men who do not conform their deeds to their words.</text:p>
          </table:table-cell>
        </table:table-row>
        <table:table-row table:style-name="Table2.1">
          <table:table-cell table:style-name="Table2.A1" office:value-type="string">
            <text:p text:style-name="P6"><text:span text:style-name="AncientGreek_3a__20_Ἀρχαία_20_ἑλληνικά"><text:span text:style-name="T1">224. Λύκος καὶ ἐρωδιός.<text:line-break/></text:span></text:span><text:span text:style-name="AncientGreek_3a__20_Ἀρχαία_20_ἑλληνικά"><text:span text:style-name="T3">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68"><text:span text:style-name="AncientGreek_3a__20_Ἀρχαία_20_ἑλληνικά"><text:span text:style-name="T3">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69">THE WOLF AND THE HERON</text:p>
            <text:p text:style-name="P69">A wolf, having swallowed a bone, went everywhere looking for someone to rid him of his illness. He met a heron, and asked him for a fee to remove the bone. Then the heron lowered its head down the wolf's throat, pulled out the bone, and then demanded the agreed wage. " Hey ! Friend, replied the wolf, isn't it enough for you to have pulled your head safe and sound out of the wolf's mouth, and do you still need a salary? »</text:p>
            <text:p text:style-name="P69"/>
            <text:p text:style-name="P69">This fable shows that the greatest service that can be expected from the recognition of the wicked is that to ingratitude they do not add injustice.</text:p>
          </table:table-cell>
        </table:table-row>
        <table:table-row table:style-name="Table2.1">
          <table:table-cell table:style-name="Table2.A1" office:value-type="string">
            <text:p text:style-name="P10"><text:span text:style-name="AncientGreek_3a__20_Ἀρχαία_20_ἑλληνικά"><text:span text:style-name="T1">225. Λύκος καὶ ἵππος.<text:line-break/></text:span></text:span><text:span text:style-name="AncientGreek_3a__20_Ἀρχαία_20_ἑλληνικά"><text:span text:style-name="T3">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44"><text:span text:style-name="AncientGreek_3a__20_Ἀρχαία_20_ἑλληνικά"><text:span text:style-name="T3">Ὁ λόγος δηλοῖ ὅτι οἱ φύσει πονηροί, κἂν χρηστότητα ἐπαγγέλλωνται, οὐ πιστεύονται.</text:span></text:span></text:p>
          </table:table-cell>
          <table:table-cell table:style-name="Table2.A1" office:value-type="string">
            <text:p text:style-name="P69">THE WOLF AND THE HORSE</text:p>
            <text:p text:style-name="P69">A wolf, passing through a field, found barley there; but not being able to eat it, he left it and went away. He met a horse and led it into the field; he had, he said, found some barley; but, instead of eating it himself, he had kept it for her, seeing that he enjoyed hearing the sound of her teeth. The horse replied, “Hey! Friend, if wolves could use barley as food, you would never have preferred your ears to your belly. »</text:p>
            <text:p text:style-name="P69"/>
            <text:p text:style-name="P69">This fable shows that those who are naturally wicked, even when they claim to be good, get no credence.</text:p>
          </table:table-cell>
        </table:table-row>
        <text:soft-page-break/>
        <table:table-row table:style-name="Table2.1">
          <table:table-cell table:style-name="Table2.A1" office:value-type="string">
            <text:p text:style-name="P11"><text:span text:style-name="AncientGreek_3a__20_Ἀρχαία_20_ἑλληνικά"><text:span text:style-name="T1">226. Λύκος καὶ κύων.<text:line-break/></text:span></text:span><text:span text:style-name="AncientGreek_3a__20_Ἀρχαία_20_ἑλληνικά"><text:span text:style-name="T3">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45"><text:span text:style-name="AncientGreek_3a__20_Ἀρχαία_20_ἑλληνικά"><text:span text:style-name="T3">Ὁ λόγος δηλοῖ τὸ ἐν ταῖς συμφοραῖς οὐδὲ γαστρίζεσθαι.</text:span></text:span></text:p>
          </table:table-cell>
          <table:table-cell table:style-name="Table2.A1" office:value-type="string">
            <text:p text:style-name="P69">THE WOLF AND THE DOG</text:p>
            <text:p text:style-name="P69"/>
            <text:p text:style-name="P69">A wolf seeing a very big dog tied with a collar asked him: "Who tied you up and fed you like that?" “A hunter,” replied the dog. “Oh! God preserve from that the wolf who is dear to me! As much hunger as a heavy necklace. »</text:p>
            <text:p text:style-name="P69"/>
            <text:p text:style-name="P69">This fable shows that in misfortune one does not even have the pleasures of the belly.</text:p>
          </table:table-cell>
        </table:table-row>
        <table:table-row table:style-name="Table2.1">
          <table:table-cell table:style-name="Table2.A1" office:value-type="string">
            <text:p text:style-name="P12"><text:span text:style-name="AncientGreek_3a__20_Ἀρχαία_20_ἑλληνικά"><text:span text:style-name="T1">227. Λύκος καὶ λέων.<text:line-break/></text:span></text:span><text:span text:style-name="AncientGreek_3a__20_Ἀρχαία_20_ἑλληνικά"><text:span text:style-name="T3">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46"><text:span text:style-name="AncientGreek_3a__20_Ἀρχαία_20_ἑλληνικά"><text:span text:style-name="T3">[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69">THE WOLF AND THE LION</text:p>
            <text:p text:style-name="P69">One day a wolf, having kidnapped a sheep from a herd, took it to his lair. But a lion, being on his way, takes it from him. The wolf standing at a distance shouted to him: “You are unjust to take my property. The lion began to laugh and said: "You indeed received it from a friend!" »</text:p>
            <text:p text:style-name="P69"/>
            <text:p text:style-name="P69">Insatiable looters and brigands who, faced with some setback, bicker among themselves, can recognize themselves in this fable.</text:p>
          </table:table-cell>
        </table:table-row>
        <table:table-row table:style-name="Table2.1">
          <table:table-cell table:style-name="Table2.A1" office:value-type="string">
            <text:p text:style-name="P13"><text:span text:style-name="AncientGreek_3a__20_Ἀρχαία_20_ἑλληνικά"><text:span text:style-name="T1">228. Λύκος καὶ ὄνος.<text:line-break/></text:span></text:span><text:span text:style-name="AncientGreek_3a__20_Ἀρχαία_20_ἑλληνικά"><text:span text:style-name="T3">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47"><text:span text:style-name="AncientGreek_3a__20_Ἀρχαία_20_ἑλληνικά"><text:span text:style-name="T3">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69">THE WOLF AND THE DONKEY</text:p>
            <text:p text:style-name="P69">A wolf, having become chief of the other wolves, establishes general laws that all that each would have taken in the hunt, he would put it in common and would share it equally among all: in this way we would no longer see the wolves, reduced to scarcity, eating each other. But a donkey came forward, and shaking his mane, said: “It is a beautiful thought that his heart inspired in the wolf. But how is it that you yourself hid in your lair your loot of yesterday? Bring it to the community and share it. The confounded wolf abolishes his laws.</text:p>
            <text:p text:style-name="P69"/>
            <text:p text:style-name="P69">Those who seem to legislate according to justice do not hold themselves to the laws which they establish and decree.</text:p>
          </table:table-cell>
        </table:table-row>
        <text:soft-page-break/>
        <table:table-row table:style-name="Table2.1">
          <table:table-cell table:style-name="Table2.A1" office:value-type="string">
            <text:p text:style-name="P6"><text:span text:style-name="AncientGreek_3a__20_Ἀρχαία_20_ἑλληνικά"><text:span text:style-name="T1">229. Λύκος καὶ ποιμήν.<text:line-break/></text:span></text:span><text:span text:style-name="AncientGreek_3a__20_Ἀρχαία_20_ἑλληνικά"><text:span text:style-name="T3">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68"><text:span text:style-name="AncientGreek_3a__20_Ἀρχαία_20_ἑλληνικά"><text:span text:style-name="T3">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69"><text:span text:style-name="T8">A</text:span> WOLF AND <text:span text:style-name="T8">A</text:span> SHEPHERD</text:p>
            <text:p text:style-name="P69">A wolf was following a herd of sheep without hurting it. The shepherd at first guarded against him as an enemy and watched him fearfully. But as the wolf still followed him without making the slightest attempt to kidnap him, he thought from then on that he had a guardian there rather than an enemy on the lookout; and as he needed to go to the city, he left his sheep near the wolf and departed. The wolf, thinking he had the chance, threw himself on the herd and tore most of it to pieces. When the shepherd returned and saw his flock lost, he exclaimed, “It is good for me; why did I entrust sheep to a wolf? »</text:p>
            <text:p text:style-name="P69"/>
            <text:p text:style-name="P69">It is the same with men: when you entrust a deposit to greedy people, it is natural that you lose it.</text:p>
          </table:table-cell>
        </table:table-row>
        <table:table-row table:style-name="Table2.1">
          <table:table-cell table:style-name="Table2.A1" office:value-type="string">
            <text:p text:style-name="P6"><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3">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68"><text:span text:style-name="AncientGreek_3a__20_Ἀρχαία_20_ἑλληνικά"><text:span text:style-name="T3">Ὁ λόγος δηλοῖ ὅτι πολλάκις ἀλήθεια καὶ παρὰ πολεμίοις ἰσχύει.</text:span></text:span></text:p>
          </table:table-cell>
          <table:table-cell table:style-name="Table2.A1" office:value-type="string">
            <text:p text:style-name="P69">THE SATISFYED WOLF AND THE SHEEP</text:p>
            <text:p text:style-name="P69">A wolf gorged with food saw a slaughtered sheep on the ground. Understanding that she had let herself fall in fright, he approached and reassured her, promising her, if she had three true words, to let her go. Then the sheep began by telling him that she would have liked not to meet him; then, that failing that, she would have liked to find him blind; thirdly, she exclaimed: "May you, wicked wolves, perish all of a male death, since, without having suffered any harm from us, you make war on us wickedly!" The wolf recognized her truthfulness and let her go.</text:p>
            <text:p text:style-name="P69"/>
            <text:p text:style-name="P69">This fable shows that often the truth has its effect even on enemies.</text:p>
          </table:table-cell>
        </table:table-row>
        <table:table-row table:style-name="Table2.1">
          <table:table-cell table:style-name="Table2.A1" office:value-type="string">
            <text:p text:style-name="P6"><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3">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68"><text:span text:style-name="AncientGreek_3a__20_Ἀρχαία_20_ἑλληνικά"><text:span text:style-name="T3">Πρὸς ἄνδρα κακοῦργον δι᾿ ὑποκρίσεως ἐνεδρεύοντα ὁ λόγος εὔκαιρος.</text:span></text:span></text:p>
          </table:table-cell>
          <table:table-cell table:style-name="Table2.A1" office:value-type="string">
            <text:p text:style-name="P69">THE WOUNDED WOLF AND THE SHEEP</text:p>
            <text:p text:style-name="P69"/>
            <text:p text:style-name="P69">A wolf, having been bitten and beaten by dogs, had fallen on the ground. As he was unable to get food, he saw a sheep and asked her to bring him drink from the nearby river. “If you give me something to drink, I will find something to eat myself. "But if I give you something to drink," replied the sheep, "I'll pay for your meal." »</text:p>
            <text:p text:style-name="P69"/>
            <text:p text:style-name="P69">This fable aims at the malefactor who lays hypocritical ambushes.</text:p>
          </table:table-cell>
        </table:table-row>
        <text:soft-page-break/>
        <table:table-row table:style-name="Table2.1">
          <table:table-cell table:style-name="Table2.A1" office:value-type="string">
            <text:p text:style-name="P6"><text:span text:style-name="AncientGreek_3a__20_Ἀρχαία_20_ἑλληνικά"><text:span text:style-name="T1">232. Λύχνος<text:line-break/></text:span></text:span><text:span text:style-name="AncientGreek_3a__20_Ἀρχαία_20_ἑλληνικά"><text:span text:style-name="T3">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68"><text:span text:style-name="AncientGreek_3a__20_Ἀρχαία_20_ἑλληνικά"><text:span text:style-name="T3">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69">THE LAMP</text:p>
            <text:p text:style-name="P69">A lamp inebriated with oil, casting a bright light, boasted of being brighter than the sun. But a breath of wind whistling, it went out immediately. Someone lit it again and said to it: "Light up, lamp, and be silent: the brilliance of the stars is never eclipsed." »</text:p>
            <text:p text:style-name="P69"/>
            <text:p text:style-name="P69">We must not allow ourselves to be blinded by pride, when we are in reputation or in honour; for all that is acquired is foreign to us.</text:p>
          </table:table-cell>
        </table:table-row>
        <table:table-row table:style-name="Table2.1">
          <table:table-cell table:style-name="Table2.A1" office:value-type="string">
            <text:p text:style-name="P6"><text:span text:style-name="AncientGreek_3a__20_Ἀρχαία_20_ἑλληνικά"><text:span text:style-name="T1">233. Μάντις<text:line-break/></text:span></text:span><text:span text:style-name="AncientGreek_3a__20_Ἀρχαία_20_ἑλληνικά"><text:span text:style-name="T3">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68"><text:span text:style-name="AncientGreek_3a__20_Ἀρχαία_20_ἑλληνικά"><text:span text:style-name="T3">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69">THE <text:span text:style-name="T7">D</text:span><text:span text:style-name="T8">I</text:span><text:span text:style-name="T7">VINE</text:span><text:span text:style-name="T8">R</text:span></text:p>
            <text:p text:style-name="P69">A diviner, installed in the public square, made a recipe there. Suddenly someone came to him and told him that the doors of his house were open and that everything inside had been removed. Out of himself, he jumped up and ran with a sigh to see what had happened. One of the people who were there, seeing him running, shouted to him: “Hey! my friend, you who prided yourself on foreseeing what must happen to others, you did not foresee what is happening to you. »</text:p>
            <text:p text:style-name="P69"/>
            <text:p text:style-name="P69">We could apply this fable to those people who run their lives pitifully and who meddle in running affairs that do not concern them.</text:p>
          </table:table-cell>
        </table:table-row>
        <table:table-row table:style-name="Table2.1">
          <table:table-cell table:style-name="Table2.A1" office:value-type="string">
            <text:p text:style-name="P6"><text:span text:style-name="AncientGreek_3a__20_Ἀρχαία_20_ἑλληνικά"><text:span text:style-name="T1">234. Μέλισσαι καὶ Ζεύς.<text:line-break/></text:span></text:span><text:span text:style-name="AncientGreek_3a__20_Ἀρχαία_20_ἑλληνικά"><text:span text:style-name="T3">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68"><text:span text:style-name="AncientGreek_3a__20_Ἀρχαία_20_ἑλληνικά"><text:span text:style-name="T3">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69">BEES AND ZEUS</text:p>
            <text:p text:style-name="P69">The bees, envying their honey to men, went to Zeus and begged him to give them strength to kill with stings those who approached their cells. Zeus, indignant at seeing them envious, condemned them to lose their sting whenever they struck someone with it, and to die afterwards.</text:p>
            <text:p text:style-name="P69"/>
            <text:p text:style-name="P69">This fable can be applied to the envious who consent to suffer themselves from the evils they cause.</text:p>
          </table:table-cell>
        </table:table-row>
        <text:soft-page-break/>
        <table:table-row table:style-name="Table2.1">
          <table:table-cell table:style-name="Table2.A1" office:value-type="string">
            <text:p text:style-name="P6"><text:span text:style-name="AncientGreek_3a__20_Ἀρχαία_20_ἑλληνικά"><text:span text:style-name="T1">235. Μελισσουργός.<text:line-break/></text:span></text:span><text:span text:style-name="AncientGreek_3a__20_Ἀρχαία_20_ἑλληνικά"><text:span text:style-name="T3">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68"><text:span text:style-name="AncientGreek_3a__20_Ἀρχαία_20_ἑλληνικά"><text:span text:style-name="T3">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69"><text:span text:style-name="T8">A</text:span> BEE BREEDER</text:p>
            <text:p text:style-name="P69">A man, having entered a bee-breeder's house, in his absence, had stolen honey and combs. On his return, the breeder, seeing the empty hives, stopped to examine them. But the bees, returning from pecking and finding him there, stung him with their stings and mistreated him terribly. "Wicked beasts," he said to them, "you let go with impunity the one who stole your rays, and me who cares for you, you strike me pitilessly!</text:p>
            <text:p text:style-name="P69"/>
            <text:p text:style-name="P69">It often happens thus that through ignorance one does not mistrust one's enemies, and that one rejects one's friends, holding them as suspects.</text:p>
          </table:table-cell>
        </table:table-row>
        <table:table-row table:style-name="Table2.1">
          <table:table-cell table:style-name="Table2.A1" office:value-type="string">
            <text:p text:style-name="P6"><text:span text:style-name="AncientGreek_3a__20_Ἀρχαία_20_ἑλληνικά"><text:span text:style-name="T1">236. Μηναγύρται.<text:line-break/></text:span></text:span><text:span text:style-name="AncientGreek_3a__20_Ἀρχαία_20_ἑλληνικά"><text:span text:style-name="T3">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68"><text:span text:style-name="AncientGreek_3a__20_Ἀρχαία_20_ἑλληνικά"><text:span text:style-name="T3">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69">MENAGYRTES</text:p>
            <text:p text:style-name="P69">Menagyrtes had a donkey which they loaded with their luggage when they set out. But one day this donkey died of fatigue; they stripped it, made tambourines of its skin, and used it. Other menagyrtes having met them asked them where their donkey was. "He is dead," he said; but he receives as many beatings as he has ever received in his lifetime. »</text:p>
            <text:p text:style-name="P69"/>
            <text:p text:style-name="P69">Thus sometimes the servants, even freed from slavery, are not delivered from the charges of bondage.</text:p>
          </table:table-cell>
        </table:table-row>
        <table:table-row table:style-name="Table2.1">
          <table:table-cell table:style-name="Table2.A1" office:value-type="string">
            <text:p text:style-name="P6"><text:span text:style-name="AncientGreek_3a__20_Ἀρχαία_20_ἑλληνικά"><text:span text:style-name="T1">237. Μύες καὶ γαλαῖ.<text:line-break/></text:span></text:span><text:span text:style-name="AncientGreek_3a__20_Ἀρχαία_20_ἑλληνικά"><text:span text:style-name="T3">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68"><text:span text:style-name="AncientGreek_3a__20_Ἀρχαία_20_ἑλληνικά"><text:span text:style-name="T3">Οὕτω πολλοῖς ἡ κενοδοξία κακῶν αἰτία γίνεται.</text:span></text:span></text:p>
          </table:table-cell>
          <table:table-cell table:style-name="Table2.A1" office:value-type="string">
            <text:p text:style-name="P69">RATS AND WEASES</text:p>
            <text:p text:style-name="P69">Rats and weasels were at war. Now the rats, seeing themselves still beaten, met in assembly, and, imagining that it was for lack of leaders that they experienced these reverses, they chose strategists and elected them by a show of hands. Now these, wanting to be distinguished from simple soldiers, fashioned horns and adjusted them. The battle having been fought, it happened that the army of rats had the bottom. Then the soldiers fled to their holes, which they entered easily; but the generals, unable to enter because of their horns, were taken and devoured.</text:p>
            <text:p text:style-name="P69">So often vainglory is a cause of unhappiness.</text:p>
          </table:table-cell>
        </table:table-row>
        <text:soft-page-break/>
        <table:table-row table:style-name="Table2.1">
          <table:table-cell table:style-name="Table2.A1" office:value-type="string">
            <text:p text:style-name="P6"><text:span text:style-name="AncientGreek_3a__20_Ἀρχαία_20_ἑλληνικά"><text:span text:style-name="T1">238. Μυῖα.<text:line-break/></text:span></text:span><text:span text:style-name="AncientGreek_3a__20_Ἀρχαία_20_ἑλληνικά"><text:span text:style-name="T3">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68"><text:span text:style-name="AncientGreek_3a__20_Ἀρχαία_20_ἑλληνικά"><text:span text:style-name="T3">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69"><text:span text:style-name="T8">A </text:span>FLY</text:p>
            <text:p text:style-name="P69">A fly had fallen into a pot filled with meat. About to be drowned in the sauce, she says to herself: “I ate, I drank, I took a bath; death can come: it doesn't matter to me. »</text:p>
            <text:p text:style-name="P69"/>
            <text:p text:style-name="P69">This fable shows that men bear death easily, when it comes without pain.</text:p>
          </table:table-cell>
        </table:table-row>
        <table:table-row table:style-name="Table2.1">
          <table:table-cell table:style-name="Table2.A1" office:value-type="string">
            <text:p text:style-name="P6"><text:span text:style-name="AncientGreek_3a__20_Ἀρχαία_20_ἑλληνικά"><text:span text:style-name="T1">239. Μυῖαι.<text:line-break/></text:span></text:span><text:span text:style-name="AncientGreek_3a__20_Ἀρχαία_20_ἑλληνικά"><text:span text:style-name="T3">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68"><text:span text:style-name="AncientGreek_3a__20_Ἀρχαία_20_ἑλληνικά"><text:span text:style-name="T3">Οὕτω πολλοῖς ἡ λιχνεία πολλῶν αἰτία κακῶν γίνεται.</text:span></text:span></text:p>
          </table:table-cell>
          <table:table-cell table:style-name="Table2.A1" office:value-type="string">
            <text:p text:style-name="P69">FLIES</text:p>
            <text:p text:style-name="P69">Honey having been spilled in a cellar, flies flew into it and began to eat it. It was such a sweet treat that they couldn't tear themselves away from it. But their legs being stuck there, they could not take flight, and feeling suffocated, they said: "Unhappy that we are, we perish for a moment of pleasure."</text:p>
            <text:p text:style-name="P69">This is how gluttony is often the cause of many evils.</text:p>
          </table:table-cell>
        </table:table-row>
        <table:table-row table:style-name="Table2.1">
          <table:table-cell table:style-name="Table2.A1" office:value-type="string">
            <text:p text:style-name="P6"><text:span text:style-name="AncientGreek_3a__20_Ἀρχαία_20_ἑλληνικά"><text:span text:style-name="T1">240. Μύρμηξ.<text:line-break/></text:span></text:span><text:span text:style-name="AncientGreek_3a__20_Ἀρχαία_20_ἑλληνικά"><text:span text:style-name="T3">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69">THE ANT</text:p>
            <text:p text:style-name="P69">The present ant was formerly a man who, devoted to agriculture, was not content with the product of his own labors; he gazed enviously at those of others and never ceased to steal the fruits of his neighbours. Zeus, indignant at his greed, changed him into the animal we call an ant. But for having changed form, he has not changed character; for even today he roams the fields, picking up other people's wheat and barley, and storing them for his own use. This fable shows that naturally wicked people may be punished very severely, but they do not change their character for it.</text:p>
          </table:table-cell>
        </table:table-row>
        <text:soft-page-break/>
        <table:table-row table:style-name="Table2.1">
          <table:table-cell table:style-name="Table2.A1" office:value-type="string">
            <text:p text:style-name="P14"><text:span text:style-name="AncientGreek_3a__20_Ἀρχαία_20_ἑλληνικά"><text:span text:style-name="T1">41. Μύρμηξ καὶ κάνθαρος.<text:line-break/></text:span></text:span><text:span text:style-name="AncientGreek_3a__20_Ἀρχαία_20_ἑλληνικά"><text:span text:style-name="T3">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48"><text:span text:style-name="AncientGreek_3a__20_Ἀρχαία_20_ἑλληνικά"><text:span text:style-name="T3">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69">THE ANT AND THE SNAIL</text:p>
            <text:p text:style-name="P69">In the summer season, an ant prowling in the countryside, collected grains of wheat and barley, and put them in reserve to feed on them in winter. A snail saw her and was surprised to see her so industrious, she who was working at the very time when the other animals, rid of their work, are having a good time. At the moment, the ant did not answer; but later, when winter came and the rain soaked the dung, the hungry snail came to ask the ant for alms of some food. The ant then said to him: “O snail, if you had worked at the time when I was grieving and when you were insulting me, you would not lack food now. »</text:p>
            <text:p text:style-name="P69"/>
            <text:p text:style-name="P69">Likewise men who, in times of abundance, do not concern themselves with the future, fall into extreme misery when times come to change.</text:p>
          </table:table-cell>
        </table:table-row>
        <table:table-row table:style-name="Table2.1">
          <table:table-cell table:style-name="Table2.A1" office:value-type="string">
            <text:p text:style-name="P6"><text:span text:style-name="AncientGreek_3a__20_Ἀρχαία_20_ἑλληνικά"><text:span text:style-name="T1">242. Μύρμηξ καὶ περιστερά.<text:line-break/></text:span></text:span><text:span text:style-name="AncientGreek_3a__20_Ἀρχαία_20_ἑλληνικά"><text:span text:style-name="T3">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68"><text:span text:style-name="AncientGreek_3a__20_Ἀρχαία_20_ἑλληνικά"><text:span text:style-name="T3">Ὁ μῦθος δηλοῖ ὅτι δεῖ τοῖς εὐεργέταις χάριν ἀποδιδόναι.</text:span></text:span></text:p>
          </table:table-cell>
          <table:table-cell table:style-name="Table2.A1" office:value-type="string">
            <text:p text:style-name="P69"><text:span text:style-name="T9">An</text:span> ANT AND <text:span text:style-name="T9">A</text:span> DOVE</text:p>
            <text:p text:style-name="P69">An ant, pressed by thirst, had descended into a spring and, dragged by the current, it was drowning. A dove, having seen her, detached a branch from a tree and threw it into the spring; the ant climbed on it and was saved. In the meantime a bird-catcher came forward with his slime adjusted to take the dove. The ant noticing this, bit the foot of the bird-catcher, who, under the influence of pain, threw up his slime and immediately made the dove fly away.</text:p>
            <text:p text:style-name="P69"/>
            <text:p text:style-name="P69">This fable shows that we must repay our benefactors.</text:p>
          </table:table-cell>
        </table:table-row>
        <text:soft-page-break/>
        <table:table-row table:style-name="Table2.1">
          <table:table-cell table:style-name="Table2.A1" office:value-type="string">
            <text:p text:style-name="P6"><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3">Μῦς ἀρουραῖος τὸν ἐν οἴκῳ ἐφίλει.</text:span></text:span></text:p>
            <text:p text:style-name="P68"><text:span text:style-name="AncientGreek_3a__20_Ἀρχαία_20_ἑλληνικά"><text:span text:style-name="T3">Ὁ δὲ τοῦ οἴκου κληθεὶς ὑπὸ τοῦ φίλου</text:span></text:span></text:p>
            <text:p text:style-name="P68"><text:span text:style-name="AncientGreek_3a__20_Ἀρχαία_20_ἑλληνικά"><text:span text:style-name="T3">ἦλθεν εὐθέως δειπνήσων εἰς ἀρούρας.</text:span></text:span></text:p>
            <text:p text:style-name="P68"><text:span text:style-name="AncientGreek_3a__20_Ἀρχαία_20_ἑλληνικά"><text:span text:style-name="T3">Ὁ δὲ ἐσθίων κριθὰς καὶ σῖτον ἔφη·</text:span></text:span></text:p>
            <text:p text:style-name="P68"><text:span text:style-name="AncientGreek_3a__20_Ἀρχαία_20_ἑλληνικά"><text:span text:style-name="T3">« Γίνωσκε, φίλε, μυρμήκων ζῇς τὸν βίον·</text:span></text:span></text:p>
            <text:p text:style-name="P68"><text:span text:style-name="AncientGreek_3a__20_Ἀρχαία_20_ἑλληνικά"><text:span text:style-name="T3">ἐπείπερ δ᾿ ἐμοὶ ἀγαθῶν ἐστι πλῆθος,</text:span></text:span></text:p>
            <text:p text:style-name="P68"><text:span text:style-name="AncientGreek_3a__20_Ἀρχαία_20_ἑλληνικά"><text:span text:style-name="T3">ἐμοὶ σύνελθε καὶ ἀπολαύσεις πάντων. »</text:span></text:span></text:p>
            <text:p text:style-name="P68"><text:span text:style-name="AncientGreek_3a__20_Ἀρχαία_20_ἑλληνικά"><text:span text:style-name="T3">Καὶ παραχρῆμα ἀπῄεσαν οἱ δύο.</text:span></text:span></text:p>
            <text:p text:style-name="P68"><text:span text:style-name="AncientGreek_3a__20_Ἀρχαία_20_ἑλληνικά"><text:span text:style-name="T3">Καὶ ὃς ὑπεδείκνυ ὄσπρια καὶ σῖτον,</text:span></text:span></text:p>
            <text:p text:style-name="P68"><text:span text:style-name="AncientGreek_3a__20_Ἀρχαία_20_ἑλληνικά"><text:span text:style-name="T3">φοίνικας ἅμα, τυρόν, μέλι ὁπώρας.</text:span></text:span></text:p>
            <text:p text:style-name="P68"><text:span text:style-name="AncientGreek_3a__20_Ἀρχαία_20_ἑλληνικά"><text:span text:style-name="T3">Ὁ δ᾿ αὖ θαυμάζων αὐτὸν ηὐλόγει σφόδρα</text:span></text:span></text:p>
            <text:p text:style-name="P68"><text:span text:style-name="AncientGreek_3a__20_Ἀρχαία_20_ἑλληνικά"><text:span text:style-name="T3">καὶ τὴν ἑαυτοῦ κατεμέμφετο τύχην.</text:span></text:span></text:p>
            <text:p text:style-name="P68"><text:span text:style-name="AncientGreek_3a__20_Ἀρχαία_20_ἑλληνικά"><text:span text:style-name="T3">Βουλομένων δὲ ἀπάρξασθαι ἐσθίειν,</text:span></text:span></text:p>
            <text:p text:style-name="P68"><text:span text:style-name="AncientGreek_3a__20_Ἀρχαία_20_ἑλληνικά"><text:span text:style-name="T3">ᾔνοιξεν εὐθὺς ἄνθρωπός τις τὴν θύραν.</text:span></text:span></text:p>
            <text:p text:style-name="P68"><text:span text:style-name="AncientGreek_3a__20_Ἀρχαία_20_ἑλληνικά"><text:span text:style-name="T3">Φοβηθέντες δὲ οἱ δειλαῖοι τὸν κτύπον</text:span></text:span></text:p>
            <text:p text:style-name="P68"><text:span text:style-name="AncientGreek_3a__20_Ἀρχαία_20_ἑλληνικά"><text:span text:style-name="T3">εἰσεπήδησαν οἱ μῦς εἰς τὰς ῥαγάδας.</text:span></text:span></text:p>
            <text:p text:style-name="P68"><text:span text:style-name="AncientGreek_3a__20_Ἀρχαία_20_ἑλληνικά"><text:span text:style-name="T3">Ὡς δὲ ἤθελον πάλιν ἰσχάδας ἆραι,</text:span></text:span></text:p>
            <text:p text:style-name="P68"><text:span text:style-name="AncientGreek_3a__20_Ἀρχαία_20_ἑλληνικά"><text:span text:style-name="T3">ἧκεν ἕτερος τοῦ λαβεῖν τι τῶν ἔνδον.</text:span></text:span></text:p>
            <text:p text:style-name="P68"><text:span text:style-name="AncientGreek_3a__20_Ἀρχαία_20_ἑλληνικά"><text:span text:style-name="T3">Οἱ δὲ καὶ πάλιν θεασάμενοι τοῦτον</text:span></text:span></text:p>
            <text:p text:style-name="P68"><text:span text:style-name="AncientGreek_3a__20_Ἀρχαία_20_ἑλληνικά"><text:span text:style-name="T3">εἰσεπήδησαν κρυβέντες ἐπὶ τρώγλης.</text:span></text:span></text:p>
            <text:p text:style-name="P68"><text:span text:style-name="AncientGreek_3a__20_Ἀρχαία_20_ἑλληνικά"><text:span text:style-name="T3">Ὁ δ᾿ ἀρουραῖος ὀλιγωρῶν τῇ πείνῃ</text:span></text:span></text:p>
            <text:p text:style-name="P68"><text:span text:style-name="AncientGreek_3a__20_Ἀρχαία_20_ἑλληνικά"><text:span text:style-name="T3">ἀνεστέναξε καὶ πρὸς τὸν ἄλλον ἔφη·</text:span></text:span></text:p>
            <text:p text:style-name="P68"><text:span text:style-name="AncientGreek_3a__20_Ἀρχαία_20_ἑλληνικά"><text:span text:style-name="T3">« Χαῖρε σύ, φίλε, κατεσθίων εἰς κόρον</text:span></text:span></text:p>
            <text:p text:style-name="P68"><text:span text:style-name="AncientGreek_3a__20_Ἀρχαία_20_ἑλληνικά"><text:span text:style-name="T3">ἐπαπολαύων αὐτὰ μετ᾿ εὐφροσύνης</text:span></text:span></text:p>
            <text:p text:style-name="P68"><text:span text:style-name="AncientGreek_3a__20_Ἀρχαία_20_ἑλληνικά"><text:span text:style-name="T3">καὶ τοῦ κινδύνου καὶ τοῦ πολλοῦ τοῦ φόβου·</text:span></text:span></text:p>
            <text:p text:style-name="P68"><text:span text:style-name="AncientGreek_3a__20_Ἀρχαία_20_ἑλληνικά"><text:span text:style-name="T3">ἐγὼ δ᾿ ὁ τάλας κριθὴν καὶ σῖτον τρώγων</text:span></text:span></text:p>
            <text:p text:style-name="P68"><text:span text:style-name="AncientGreek_3a__20_Ἀρχαία_20_ἑλληνικά"><text:span text:style-name="T3">ζήσω ἀφόβως μηδένα ὑποπτεύων. »</text:span></text:span></text:p>
            <text:p text:style-name="P68"><text:span text:style-name="AncientGreek_3a__20_Ἀρχαία_20_ἑλληνικά"><text:span text:style-name="T3"><text:s text:c="10"/>Ὁ μῦθος δηλοῖ ὅτι</text:span></text:span></text:p>
            <text:p text:style-name="P68"><text:span text:style-name="AncientGreek_3a__20_Ἀρχαία_20_ἑλληνικά"><text:span text:style-name="T3">τὸ λιτῶς διάγειν καὶ ζῆν ἀταράχως</text:span></text:span></text:p>
            <text:p text:style-name="P68"><text:span text:style-name="AncientGreek_3a__20_Ἀρχαία_20_ἑλληνικά"><text:span text:style-name="T3">ὑπὲρ τὸ τρυφᾶν ἐν φόβῳ μετ᾿ ὀδύνης.</text:span></text:span></text:p>
          </table:table-cell>
          <table:table-cell table:style-name="Table2.A1" office:value-type="string">
            <text:p text:style-name="P69">THE FIELD RAT AND THE CITY RAT</text:p>
            <text:p text:style-name="P69">[1]</text:p>
            <text:p text:style-name="P69"/>
            <text:p text:style-name="P69">A field rat had a house rat as a friend. The house rat invited by his friend hastened to go and dine in the country. But as he only had to eat grass and wheat, he said: “Do you know, my friend, that you lead the life of an ant? I, on the contrary, have abundant goods. Come with me, I put them all at your disposal. They both left immediately. The house rat showed his comrade vegetables and wheat, and with that figs, cheese, honey, fruit. And this one filled with wonder blessed him with all his heart, and cursed his own fortune. As they were about to begin the feast, suddenly a man opened the door. Frightened by the noise, our rats rushed fearfully into the cracks. Then as they came back to take dried figs, another person came looking for something inside the room. Seeing him, they once again rushed into a hole to hide. And then the field rat, forgetting his hunger, sighed and said to the other: "Farewell, my friend, you eat your fill and you give yourself to your heart's content, but at the cost of danger and a thousand fears." Me, poor thing, I'm going to live nibbling on barley and wheat, but without fearing or suspecting anyone. This fable shows that it is better to lead a simple and peaceful existence than to swim in delights suffering from fear.</text:p>
          </table:table-cell>
        </table:table-row>
        <text:soft-page-break/>
        <table:table-row table:style-name="Table2.1">
          <table:table-cell table:style-name="Table2.A1" office:value-type="string">
            <text:p text:style-name="P6"><text:span text:style-name="AncientGreek_3a__20_Ἀρχαία_20_ἑλληνικά"><text:span text:style-name="T1">244. Μῦς καὶ βάτραχος.<text:line-break/></text:span></text:span><text:span text:style-name="AncientGreek_3a__20_Ἀρχαία_20_ἑλληνικά"><text:span text:style-name="T3">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68"><text:span text:style-name="AncientGreek_3a__20_Ἀρχαία_20_ἑλληνικά"><text:span text:style-name="T3">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69"><text:span text:style-name="T9">A</text:span> RAT AND <text:span text:style-name="T9">A</text:span> FROG</text:p>
            <text:p text:style-name="P69">A land rat, to his misfortune, befriended a frog. Now the frog, who had bad intentions, tied the paw of the rat to his own paw. And first they went to the earth to eat wheat; then they approached the edge of the pond. Then the frog dragged the rat to the bottom, while it frolicked in the water pushing its brekekekex. And the unfortunate rat, swollen with water, was drowned; but it was floating, attached to the frog's leg. A kite, having seen it, carried it off in its claws, and the chained frog followed and also served the kite as dinner.</text:p>
            <text:p text:style-name="P69"/>
            <text:p text:style-name="P69">Even death, one can take revenge; for divine justice has an eye on everything, and proportions in its balance the punishment to the fault.</text:p>
          </table:table-cell>
        </table:table-row>
        <table:table-row table:style-name="Table2.1">
          <table:table-cell table:style-name="Table2.A1" office:value-type="string">
            <text:p text:style-name="P15"><text:span text:style-name="AncientGreek_3a__20_Ἀρχαία_20_ἑλληνικά"><text:span text:style-name="T1">245. Ναυαγὸς καὶ θάλασσα.<text:line-break/></text:span></text:span><text:span text:style-name="AncientGreek_3a__20_Ἀρχαία_20_ἑλληνικά"><text:span text:style-name="T3">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49"><text:span text:style-name="AncientGreek_3a__20_Ἀρχαία_20_ἑλληνικά"><text:span text:style-name="T3">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69"><text:span text:style-name="T9">A</text:span> SHIPWRECKED <text:span text:style-name="T9">Sailor </text:span>AND THE SEA</text:p>
            <text:p text:style-name="P69">A castaway, washed up on the shore, had fallen asleep from fatigue; but he was not long in waking up, and, seeing the sea, he reproached her for seducing men by her tranquil air; then, when she received them on her waters, to become savage and destroy them. The sea, having taken the form of a woman, said to him: “But, my friend, it is not to me, it is to the winds that you must address your reproaches; for me, I am naturally such as you see me now: it is the winds which, falling on me unexpectedly, lift me up and make me wild. »</text:p>
            <text:p text:style-name="P69"/>
            <text:p text:style-name="P69">Likewise, we must not hold the author responsible of an injustice, when he acts on the orders of others, but those who have authority over him.</text:p>
          </table:table-cell>
        </table:table-row>
        <table:table-row table:style-name="Table2.1">
          <table:table-cell table:style-name="Table2.A1" office:value-type="string">
            <text:p text:style-name="P16"><text:span text:style-name="AncientGreek_3a__20_Ἀρχαία_20_ἑλληνικά"><text:span text:style-name="T1">246. Νεανίσκοι καὶ μάγειρος.<text:line-break/></text:span></text:span><text:span text:style-name="AncientGreek_3a__20_Ἀρχαία_20_ἑλληνικά"><text:span text:style-name="T3">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50"><text:span text:style-name="AncientGreek_3a__20_Ἀρχαία_20_ἑλληνικά"><text:span text:style-name="T3">Ὁ λόγος δηλοῖ ὅτι ἡ αὐτή ἐστιν ἡ ἀσέβεια τῆς ἐπιορκίας, κἂν αὐτήν τις κατασοφίζηται.</text:span></text:span></text:p>
          </table:table-cell>
          <table:table-cell table:style-name="Table2.A1" office:value-type="string">
            <text:p text:style-name="P69">YOUNG BOYS AND THE BUTCHER</text:p>
            <text:p text:style-name="P69">Two young boys were buying meat at the same stall. Seeing the butcher busy on the other side, one of them stole giblets and threw them into the other's bosom. The butcher, having turned and sought these pieces, accused the two boys. But whoever had taken them swore that he had not them, and whoever had them, that he had not taken them. Guessing their artifice, the butcher said: “You can escape me by a false oath; but for sure you will not escape the gods. »</text:p>
            <text:p text:style-name="P69"/>
            <text:p text:style-name="P69">This fable shows that the impiety of the false oath remains the same, however clever one may be in making it sophisticated.</text:p>
          </table:table-cell>
        </table:table-row>
        <text:soft-page-break/>
        <table:table-row table:style-name="Table2.1">
          <table:table-cell table:style-name="Table2.A1" office:value-type="string">
            <text:p text:style-name="P17"><text:span text:style-name="AncientGreek_3a__20_Ἀρχαία_20_ἑλληνικά"><text:span text:style-name="T1">247. Νεβρὸς καὶ ἔλαφος</text:span></text:span></text:p>
            <text:p text:style-name="P51"><text:span text:style-name="AncientGreek_3a__20_Ἀρχαία_20_ἑλληνικά"><text:span text:style-name="T3">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69"><text:span text:style-name="T9">A</text:span> FAWN AND <text:span text:style-name="T9">A</text:span> DOE</text:p>
            <text:p text:style-name="P69">One day a fawn said to the deer: “Father, you are bigger and faster than the dogs, and you have moreover marvelous horns to defend yourself. Why do you run away from them like this? The deer replied, laughing: “It is true, my child, what you say there; but there is one thing certain, and that is that when I hear the barking of a dog, I immediately rush I don't know how to flee. »</text:p>
            <text:p text:style-name="P69"/>
            <text:p text:style-name="P69">This fable shows that no exhortation reassures a naturally cowardly heart.</text:p>
          </table:table-cell>
        </table:table-row>
        <table:table-row table:style-name="Table2.1">
          <table:table-cell table:style-name="Table2.A1" office:value-type="string">
            <text:p text:style-name="P16"><text:span text:style-name="AncientGreek_3a__20_Ἀρχαία_20_ἑλληνικά"><text:span text:style-name="T1">248. Νέος ἄσωτος καὶ χελιδών.<text:line-break/></text:span></text:span><text:span text:style-name="AncientGreek_3a__20_Ἀρχαία_20_ἑλληνικά"><text:span text:style-name="T3">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50"><text:span text:style-name="AncientGreek_3a__20_Ἀρχαία_20_ἑλληνικά"><text:span text:style-name="T3">Ὁ λόγος δηλοῖ ὅτι πάντα τὰ παρὰ καιρὸν δρώμενα ἐπισφαλῆ τυγχάνουσιν.</text:span></text:span></text:p>
          </table:table-cell>
          <table:table-cell table:style-name="Table2.A1" office:value-type="string">
            <text:p text:style-name="P69"><text:span text:style-name="T9">A</text:span> YOUNG PRODIGAL AND <text:span text:style-name="T9">A</text:span> SWALLOW</text:p>
            <text:p text:style-name="P69"/>
            <text:p text:style-name="P69">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69"/>
            <text:p text:style-name="P69">This fable shows that everything you do out of time is risky.</text:p>
          </table:table-cell>
        </table:table-row>
        <table:table-row table:style-name="Table2.1">
          <table:table-cell table:style-name="Table2.A1" office:value-type="string">
            <text:p text:style-name="P18"><text:span text:style-name="AncientGreek_3a__20_Ἀρχαία_20_ἑλληνικά"><text:span text:style-name="T1">249. Νοσῶν καὶ ἰατρός.<text:line-break/></text:span></text:span><text:span text:style-name="AncientGreek_3a__20_Ἀρχαία_20_ἑλληνικά"><text:span text:style-name="T3">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52"><text:span text:style-name="AncientGreek_3a__20_Ἀρχαία_20_ἑλληνικά"><text:span text:style-name="T3">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69"><text:span text:style-name="T9">A</text:span> PATIENT AND <text:span text:style-name="T9">A</text:span> DOCTOR</text:p>
            <text:p text:style-name="P69">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 »</text:p>
            <text:p text:style-name="P69"/>
            <text:p text:style-name="P69">It is often so: our neighbours, judging only by outward appearances, consider us happy for things which inwardly cause us the deepest grief.</text:p>
          </table:table-cell>
        </table:table-row>
        <text:soft-page-break/>
        <table:table-row table:style-name="Table2.1">
          <table:table-cell table:style-name="Table2.A1" office:value-type="string">
            <text:p text:style-name="P19"><text:span text:style-name="AncientGreek_3a__20_Ἀρχαία_20_ἑλληνικά"><text:span text:style-name="T1">250. Νυκτερὶς καὶ βάτος καὶ αἴθυια.</text:span></text:span></text:p>
            <text:p text:style-name="P53"><text:span text:style-name="AncientGreek_3a__20_Ἀρχαία_20_ἑλληνικά"><text:span text:style-name="T3">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53"><text:span text:style-name="AncientGreek_3a__20_Ἀρχαία_20_ἑλληνικά"><text:span text:style-name="T3">Ὁ μῦθος δηλοῖ ὅτι περὶ ἃ σπουδάζομεν, τούτοις ἐς ὕστερον περιπίπτομεν.</text:span></text:span></text:p>
          </table:table-cell>
          <table:table-cell table:style-name="Table2.A1" office:value-type="string">
            <text:p text:style-name="P70"><text:span text:style-name="T9">A</text:span> BAT, <text:span text:style-name="T9">A</text:span> BRUSH AND <text:span text:style-name="T9">A</text:span> SEAGULL</text:p>
            <text:p text:style-name="P70">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69"/>
            <text:p text:style-name="P69">This fable shows that we always come back to things where we have an interest.</text:p>
          </table:table-cell>
        </table:table-row>
        <table:table-row table:style-name="Table2.1">
          <table:table-cell table:style-name="Table2.A1" office:value-type="string">
            <text:p text:style-name="P16"><text:span text:style-name="AncientGreek_3a__20_Ἀρχαία_20_ἑλληνικά"><text:span text:style-name="T1">251. Νυκτερὶς καὶ γαλαῖ.</text:span></text:span></text:p>
            <text:p text:style-name="P50"><text:span text:style-name="AncientGreek_3a__20_Ἀρχαία_20_ἑλληνικά"><text:span text:style-name="T3">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50"><text:span text:style-name="AncientGreek_3a__20_Ἀρχαία_20_ἑλληνικά"><text:span text:style-name="T3">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69"><text:span text:style-name="T9">A</text:span> BAT AND<text:span text:style-name="T7"> </text:span><text:span text:style-name="T9">Some</text:span><text:span text:style-name="T7"> W</text:span><text:span text:style-name="T9">easles</text:span></text:p>
            <text:p text:style-name="P69">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69"/>
            <text:p text:style-name="P69">This fable shows that one should not always stick to the same means, but remember that by adapting to circumstances, one often escapes danger.</text:p>
          </table:table-cell>
        </table:table-row>
        <text:soft-page-break/>
        <table:table-row table:style-name="Table2.1">
          <table:table-cell table:style-name="Table2.A1" office:value-type="string">
            <text:p text:style-name="P20"><text:span text:style-name="AncientGreek_3a__20_Ἀρχαία_20_ἑλληνικά"><text:span text:style-name="T1">252. Ξύλα καὶ ἐλαία.<text:line-break/></text:span></text:span><text:span text:style-name="AncientGreek_3a__20_Ἀρχαία_20_ἑλληνικά"><text:span text:style-name="T3">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5">⟨</text:span></text:span><text:span text:style-name="AncientGreek_3a__20_Ἀρχαία_20_ἑλληνικά"><text:span text:style-name="T3">πρὸς</text:span></text:span><text:span text:style-name="AncientGreek_3a__20_Ἀρχαία_20_ἑλληνικά"><text:span text:style-name="T5">⟩</text:span></text:span><text:span text:style-name="AncientGreek_3a__20_Ἀρχαία_20_ἑλληνικά"><text:span text:style-name="T3">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69">THE TREES AND THE OLIVE TREE</text:p>
            <text:p text:style-name="P69">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able:table-row table:style-name="Table2.1">
          <table:table-cell table:style-name="Table2.A1" office:value-type="string">
            <text:p text:style-name="P16"><text:span text:style-name="AncientGreek_3a__20_Ἀρχαία_20_ἑλληνικά"><text:span text:style-name="T1">253. Ξυλευόμενος καὶ Ἑρμῆς.<text:line-break/></text:span></text:span><text:span text:style-name="AncientGreek_3a__20_Ἀρχαία_20_ἑλληνικά"><text:span text:style-name="T3">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50"><text:span text:style-name="AncientGreek_3a__20_Ἀρχαία_20_ἑλληνικά"><text:span text:style-name="T3">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69">THE LUMBERMAN AND HERMES</text:p>
            <text:p text:style-name="P69"/>
            <text:p text:style-name="P69">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69"/>
            <text:p text:style-name="P69">This fable shows that, as much as the divinity is favorable to honest people, so much it is hostile to the dishonest.</text:p>
          </table:table-cell>
        </table:table-row>
        <text:soft-page-break/>
        <table:table-row table:style-name="Table2.1">
          <table:table-cell table:style-name="Table2.A1" office:value-type="string">
            <text:p text:style-name="P21"><text:span text:style-name="AncientGreek_3a__20_Ἀρχαία_20_ἑλληνικά"><text:span text:style-name="T1">254. Ὁδοιπόροι καὶ ἄρκτος.<text:line-break/></text:span></text:span><text:span text:style-name="AncientGreek_3a__20_Ἀρχαία_20_ἑλληνικά"><text:span text:style-name="T3">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54"><text:span text:style-name="AncientGreek_3a__20_Ἀρχαία_20_ἑλληνικά"><text:span text:style-name="T3">Ὁ λόγος δηλοῖ ὅτι τοὺς γνησίους τῶν φίλων αἱ συμφοραὶ δοκιμάζουσιν.</text:span></text:span></text:p>
          </table:table-cell>
          <table:table-cell table:style-name="Table2.A1" office:value-type="string">
            <text:p text:style-name="P69">TRAVELERS AND THE BEAR</text:p>
            <text:p text:style-name="P69"/>
            <text:p text:style-name="P69">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69"/>
            <text:p text:style-name="P69">This fable shows that true friends recognize each other in the face of misfortune.</text:p>
          </table:table-cell>
        </table:table-row>
        <table:table-row table:style-name="Table2.1">
          <table:table-cell table:style-name="Table2.A1" office:value-type="string">
            <text:p text:style-name="P16"><text:span text:style-name="AncientGreek_3a__20_Ἀρχαία_20_ἑλληνικά"><text:span text:style-name="T1">255. Ὁδοιπόροι καὶ κόραξ.<text:line-break/></text:span></text:span><text:span text:style-name="AncientGreek_3a__20_Ἀρχαία_20_ἑλληνικά"><text:span text:style-name="T3">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50"><text:span text:style-name="AncientGreek_3a__20_Ἀρχαία_20_ἑλληνικά"><text:span text:style-name="T3">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69"><text:span text:style-name="T9">Some</text:span> TRAVELERS AND <text:span text:style-name="T9">A</text:span> CROW</text:p>
            <text:p text:style-name="P69">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69">Likewise men who are blind to their own interests are ill-qualified to counsel their fellow man.</text:p>
          </table:table-cell>
        </table:table-row>
        <table:table-row table:style-name="Table2.1">
          <table:table-cell table:style-name="Table2.A1" office:value-type="string">
            <text:p text:style-name="P16"><text:span text:style-name="AncientGreek_3a__20_Ἀρχαία_20_ἑλληνικά"><text:span text:style-name="T1">256. Ὁδοιπόροι καὶ πέλεκυς.<text:line-break/></text:span></text:span><text:span text:style-name="AncientGreek_3a__20_Ἀρχαία_20_ἑλληνικά"><text:span text:style-name="T3">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50"><text:span text:style-name="AncientGreek_3a__20_Ἀρχαία_20_ἑλληνικά"><text:span text:style-name="T3">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69"><text:span text:style-name="T9">Some</text:span> TRAVELERS AND <text:span text:style-name="T9">An</text:span> AX</text:p>
            <text:p text:style-name="P69">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69"/>
            <text:p text:style-name="P69">This fable shows that, if one has no part in the happy successes of a friend, one is not faithful to him either in misfortune.</text:p>
          </table:table-cell>
        </table:table-row>
        <text:soft-page-break/>
        <table:table-row table:style-name="Table2.1">
          <table:table-cell table:style-name="Table2.A1" office:value-type="string">
            <text:p text:style-name="P22"><text:span text:style-name="AncientGreek_3a__20_Ἀρχαία_20_ἑλληνικά"><text:span text:style-name="T1">257. Ὁδοιπόροι καὶ πλάτανος.<text:line-break/></text:span></text:span><text:span text:style-name="AncientGreek_3a__20_Ἀρχαία_20_ἑλληνικά"><text:span text:style-name="T3">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55"><text:span text:style-name="AncientGreek_3a__20_Ἀρχαία_20_ἑλληνικά"><text:span text:style-name="T3">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69">TRAVELERS AND THE PLANE TREE</text:p>
            <text:p text:style-name="P69"/>
            <text:p text:style-name="P69">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p>
            <text:p text:style-name="P69"/>
            <text:p text:style-name="P69">It is the same with men: some are so unlucky that, even by obliging their neighbors, they cannot make people believe in their benevolence.</text:p>
            <text:p text:style-name="P69"/>
          </table:table-cell>
        </table:table-row>
        <table:table-row table:style-name="Table2.1">
          <table:table-cell table:style-name="Table2.A1" office:value-type="string">
            <text:p text:style-name="P23"><text:span text:style-name="AncientGreek_3a__20_Ἀρχαία_20_ἑλληνικά"><text:span text:style-name="T1">258. Ὁδοιπόροι καὶ φρύγανα.<text:line-break/></text:span></text:span><text:span text:style-name="AncientGreek_3a__20_Ἀρχαία_20_ἑλληνικά"><text:span text:style-name="T3">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56"><text:span text:style-name="AncientGreek_3a__20_Ἀρχαία_20_ἑλληνικά"><text:span text:style-name="T3">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69">TRAVELERS AND BRUSH</text:p>
            <text:p text:style-name="P69">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p>
            <text:p text:style-name="P69"/>
            <text:p text:style-name="P69">This fable shows that certain men who seem formidable because they are unknown, reveal their nullity at the first test.</text:p>
          </table:table-cell>
        </table:table-row>
        <table:table-row table:style-name="Table2.1">
          <table:table-cell table:style-name="Table2.A1" office:value-type="string">
            <text:p text:style-name="P24"><text:span text:style-name="AncientGreek_3a__20_Ἀρχαία_20_ἑλληνικά"><text:span text:style-name="T1">259. Ὁδοιπόρος καὶ Ἀλήθεια.<text:line-break/></text:span></text:span><text:span text:style-name="AncientGreek_3a__20_Ἀρχαία_20_ἑλληνικά"><text:span text:style-name="T3">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57"><text:span text:style-name="AncientGreek_3a__20_Ἀρχαία_20_ἑλληνικά"><text:span text:style-name="T3">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69">THE TRAVELER AND THE TRUTH</text:p>
            <text:p text:style-name="P69"/>
            <text:p text:style-name="P69">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69"/>
            <text:p text:style-name="P69">Life becomes bad and painful for men when lies prevail over truth.</text:p>
          </table:table-cell>
        </table:table-row>
        <text:soft-page-break/>
        <table:table-row table:style-name="Table2.1">
          <table:table-cell table:style-name="Table2.A1" office:value-type="string">
            <text:p text:style-name="P16"><text:span text:style-name="AncientGreek_3a__20_Ἀρχαία_20_ἑλληνικά"><text:span text:style-name="T1">260. Ὁδοιπόρος καὶ Ἑρμῆς.<text:line-break/></text:span></text:span><text:span text:style-name="AncientGreek_3a__20_Ἀρχαία_20_ἑλληνικά"><text:span text:style-name="T3">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50"><text:span text:style-name="AncientGreek_3a__20_Ἀρχαία_20_ἑλληνικά"><text:span text:style-name="T3">Πρὸς ἄνδρα φιλάργυρον διὰ πλεονεξίαν καὶ θεοὺς κατασοφιζόμενον ὁ λόγος εὔκαιρος.</text:span></text:span></text:p>
          </table:table-cell>
          <table:table-cell table:style-name="Table2.A1" office:value-type="string">
            <text:p text:style-name="P69"><text:span text:style-name="T9">A</text:span> TRAVELER A<text:span text:style-name="T9">nd</text:span> HERMES</text:p>
            <text:p text:style-name="P69">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69"/>
            <text:p text:style-name="P69">This fable applies to the miser who, out of greed, even tricks the gods.</text:p>
          </table:table-cell>
        </table:table-row>
        <table:table-row table:style-name="Table2.1">
          <table:table-cell table:style-name="Table2.A1" office:value-type="string">
            <text:p text:style-name="P36"><text:span text:style-name="AncientGreek_3a__20_Ἀρχαία_20_ἑλληνικά"><text:span text:style-name="T3"/></text:span></text:p>
            <text:p text:style-name="P74"><text:span text:style-name="AncientGreek_3a__20_Ἀρχαία_20_ἑλληνικά"><text:span text:style-name="T1">261. Ὁδοιπόρος καὶ Τύχη.<text:line-break/></text:span></text:span><text:span text:style-name="AncientGreek_3a__20_Ἀρχαία_20_ἑλληνικά"><text:span text:style-name="T3">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50"><text:span text:style-name="AncientGreek_3a__20_Ἀρχαία_20_ἑλληνικά"><text:span text:style-name="T3">Οὕτω πολλοὶ τῶν ἀνθρώπων δι' ἑαυτοὺς δυστυχήσαντες τοὺς θεοὺς αἰτιῶνται.</text:span></text:span></text:p>
          </table:table-cell>
          <table:table-cell table:style-name="Table2.A1" office:value-type="string">
            <text:p text:style-name="P69">TRAVELERS AND FORTUNE</text:p>
            <text:p text:style-name="P69">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69"/>
            <text:p text:style-name="P69">This is how many people, fallen into misfortune through their own fault, accuse the gods of it.</text:p>
          </table:table-cell>
        </table:table-row>
        <table:table-row table:style-name="Table2.1">
          <table:table-cell table:style-name="Table2.A1" office:value-type="string">
            <text:p text:style-name="P16"><text:span text:style-name="AncientGreek_3a__20_Ἀρχαία_20_ἑλληνικά"><text:span text:style-name="T1">262. Ὄνοι πρὸς τὸν Δία.<text:line-break/></text:span></text:span><text:span text:style-name="AncientGreek_3a__20_Ἀρχαία_20_ἑλληνικά"><text:span text:style-name="T3">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50"><text:span text:style-name="AncientGreek_3a__20_Ἀρχαία_20_ἑλληνικά"><text:span text:style-name="T3">Ὁ λόγος δηλοῖ ὅτι τὸ ἑκάστῳ πεπρωμένον ἀθεράπευτόν ἐστι.</text:span></text:span></text:p>
          </table:table-cell>
          <table:table-cell table:style-name="Table2.A1" office:value-type="string">
            <text:p text:style-name="P69">DONKEYS ADDRESSING ZEUS</text:p>
            <text:p text:style-name="P69">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69"/>
            <text:p text:style-name="P69">This fable shows that nothing can be changed in one's destiny.</text:p>
          </table:table-cell>
        </table:table-row>
        <text:soft-page-break/>
        <table:table-row table:style-name="Table2.1">
          <table:table-cell table:style-name="Table2.A1" office:value-type="string">
            <text:p text:style-name="P36"><text:span text:style-name="AncientGreek_3a__20_Ἀρχαία_20_ἑλληνικά"><text:span text:style-name="T3"/></text:span></text:p>
            <text:p text:style-name="P74"><text:span text:style-name="AncientGreek_3a__20_Ἀρχαία_20_ἑλληνικά"><text:span text:style-name="T1">263. Ὄνον ἀγοράζων.<text:line-break/></text:span></text:span><text:span text:style-name="AncientGreek_3a__20_Ἀρχαία_20_ἑλληνικά"><text:span text:style-name="T3">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50"><text:span text:style-name="AncientGreek_3a__20_Ἀρχαία_20_ἑλληνικά"><text:span text:style-name="T3">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69"><text:span text:style-name="T10">A</text:span> MAN B<text:span text:style-name="T10">uying</text:span> A DONKEY</text:p>
            <text:p text:style-name="P69"/>
            <text:p text:style-name="P69">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69"/>
            <text:p text:style-name="P69">This fable shows that we are judged to be the same as those whose company we love.</text:p>
          </table:table-cell>
        </table:table-row>
        <table:table-row table:style-name="Table2.1">
          <table:table-cell table:style-name="Table2.A1" office:value-type="string">
            <text:p text:style-name="P25"><text:span text:style-name="AncientGreek_3a__20_Ἀρχαία_20_ἑλληνικά"><text:span text:style-name="T1">264. Ὄνος </text:span></text:span><text:span text:style-name="AncientGreek_3a__20_Ἀρχαία_20_ἑλληνικά"><text:span text:style-name="T6">⟨</text:span></text:span><text:span text:style-name="AncientGreek_3a__20_Ἀρχαία_20_ἑλληνικά"><text:span text:style-name="T1">ἄγριος καὶ ὄνος ἥμερος</text:span></text:span><text:span text:style-name="AncientGreek_3a__20_Ἀρχαία_20_ἑλληνικά"><text:span text:style-name="T6">⟩</text:span></text:span><text:span text:style-name="AncientGreek_3a__20_Ἀρχαία_20_ἑλληνικά"><text:span text:style-name="T1">.<text:line-break/></text:span></text:span><text:span text:style-name="AncientGreek_3a__20_Ἀρχαία_20_ἑλληνικά"><text:span text:style-name="T3">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8"><text:span text:style-name="AncientGreek_3a__20_Ἀρχαία_20_ἑλληνικά"><text:span text:style-name="T3">Οὕτως οὐκ ἔστι ζηλωτὰ τὰ μετὰ κινδύνων καὶ ταλαιπωριῶν περιγινόμενα κέρδη.</text:span></text:span></text:p>
          </table:table-cell>
          <table:table-cell table:style-name="Table2.A1" office:value-type="string">
            <text:p text:style-name="P69">THE WILD ASS AND THE DOMESTIC ASS</text:p>
            <text:p text:style-name="P69"/>
            <text:p text:style-name="P69">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69"/>
            <text:p text:style-name="P69">Thus there is nothing enviable in the advantages which accompany the dangers and the sufferings.</text:p>
          </table:table-cell>
        </table:table-row>
        <table:table-row table:style-name="Table2.1">
          <table:table-cell table:style-name="Table2.A1" office:value-type="string">
            <text:p text:style-name="P16"><text:span text:style-name="AncientGreek_3a__20_Ἀρχαία_20_ἑλληνικά"><text:span text:style-name="T1">265. Ὄνος ἅλας βαστάζων.<text:line-break/></text:span></text:span><text:span text:style-name="AncientGreek_3a__20_Ἀρχαία_20_ἑλληνικά"><text:span text:style-name="T3">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50"><text:span text:style-name="AncientGreek_3a__20_Ἀρχαία_20_ἑλληνικά"><text:span text:style-name="T3">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69">THE DONKEY WHICH CARRIES SALT</text:p>
            <text:p text:style-name="P69"/>
            <text:p text:style-name="P69">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69"/>
            <text:p text:style-name="P69">So sometimes men do not suspect that it is their own tricks that precipitate them into misfortune.</text:p>
          </table:table-cell>
        </table:table-row>
        <text:soft-page-break/>
        <table:table-row table:style-name="Table2.1">
          <table:table-cell table:style-name="Table2.A1" office:value-type="string">
            <text:p text:style-name="P19"><text:span text:style-name="AncientGreek_3a__20_Ἀρχαία_20_ἑλληνικά"><text:span text:style-name="T1">266. Ὄνος βαστάζων ἄγαλμα.<text:line-break/></text:span></text:span><text:span text:style-name="AncientGreek_3a__20_Ἀρχαία_20_ἑλληνικά"><text:span text:style-name="T3">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53"><text:span text:style-name="AncientGreek_3a__20_Ἀρχαία_20_ἑλληνικά"><text:span text:style-name="T3">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69">THE DONKEY WHICH CARRIES A STATUE OF GOD</text:p>
            <text:p text:style-name="P69"/>
            <text:p text:style-name="P69">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69"/>
            <text:p text:style-name="P69">This fable shows that those who pride themselves on the benefits of others make those who know them laugh.</text:p>
          </table:table-cell>
        </table:table-row>
        <table:table-row table:style-name="Table2.1">
          <table:table-cell table:style-name="Table2.A1" office:value-type="string">
            <text:p text:style-name="P26"><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3">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9"><text:span text:style-name="AncientGreek_3a__20_Ἀρχαία_20_ἑλληνικά"><text:span text:style-name="T3">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69">THE LION'S DONKEY AND THE FOX</text:p>
            <text:p text:style-name="P69"/>
            <text:p text:style-name="P69">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69"/>
            <text:p text:style-name="P69">It is thus that uneducated people, who, by their sumptuous appearance, appear to be something, betray themselves by their itch to speak.</text:p>
          </table:table-cell>
        </table:table-row>
        <table:table-row table:style-name="Table2.1">
          <table:table-cell table:style-name="Table2.A1" office:value-type="string">
            <text:p text:style-name="P27"><text:span text:style-name="AncientGreek_3a__20_Ἀρχαία_20_ἑλληνικά"><text:span text:style-name="T1">268. Ὄνος ἵππον μακαρίζων.<text:line-break/></text:span></text:span><text:span text:style-name="AncientGreek_3a__20_Ἀρχαία_20_ἑλληνικά"><text:span text:style-name="T3">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60"><text:span text:style-name="AncientGreek_3a__20_Ἀρχαία_20_ἑλληνικά"><text:span text:style-name="T3">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69">THE DONKEY praising the fate of the horse</text:p>
            <text:p text:style-name="P69"/>
            <text:p text:style-name="P69">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69"/>
            <text:p text:style-name="P69">This fable shows that one should not envy the chiefs nor the rich, but think of the envy and the dangers they face, and resign oneself to poverty.</text:p>
          </table:table-cell>
        </table:table-row>
        <text:soft-page-break/>
        <table:table-row table:style-name="Table2.1">
          <table:table-cell table:style-name="Table2.A1" office:value-type="string">
            <text:p text:style-name="P28"><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3">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61"><text:span text:style-name="AncientGreek_3a__20_Ἀρχαία_20_ἑλληνικά"><text:span text:style-name="T3">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69">THE DONKEY, THE COCK AND THE LION</text:p>
            <text:p text:style-name="P69"/>
            <text:p text:style-name="P69">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69"/>
            <text:p text:style-name="P69">This fable shows that often we attack an enemy who deliberately makes himself small and that we are thus killed by him.</text:p>
          </table:table-cell>
        </table:table-row>
        <table:table-row table:style-name="Table2.1">
          <table:table-cell table:style-name="Table2.A1" office:value-type="string">
            <text:p text:style-name="P16"><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3">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50"><text:span text:style-name="AncientGreek_3a__20_Ἀρχαία_20_ἑλληνικά"><text:span text:style-name="T3">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69">THE DONKEY, THE FOX AND THE LION</text:p>
            <text:p text:style-name="P69"/>
            <text:p text:style-name="P69">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69"/>
            <text:p text:style-name="P69">Likewise those who set traps for their associates often unknowingly lose themselves with their victims.</text:p>
          </table:table-cell>
        </table:table-row>
        <table:table-row table:style-name="Table2.1">
          <table:table-cell table:style-name="Table2.A1" office:value-type="string">
            <text:p text:style-name="P29"><text:span text:style-name="AncientGreek_3a__20_Ἀρχαία_20_ἑλληνικά"><text:span text:style-name="T1">271. Ὄνος καὶ βάτραχοι.<text:line-break/></text:span></text:span><text:span text:style-name="AncientGreek_3a__20_Ἀρχαία_20_ἑλληνικά"><text:span text:style-name="T3">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62"><text:span text:style-name="AncientGreek_3a__20_Ἀρχαία_20_ἑλληνικά"><text:span text:style-name="T3">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69">THE DONKEY AND THE FROGS</text:p>
            <text:p text:style-name="P69"/>
            <text:p text:style-name="P69">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69"/>
            <text:p text:style-name="P69">We could apply this fable to an effeminate man who grows impatient with lesser pains, while we ourselves easily bear greater evils.</text:p>
          </table:table-cell>
        </table:table-row>
        <text:soft-page-break/>
        <table:table-row table:style-name="Table2.1">
          <table:table-cell table:style-name="Table2.A1" office:value-type="string">
            <text:p text:style-name="P16"><text:span text:style-name="AncientGreek_3a__20_Ἀρχαία_20_ἑλληνικά"><text:span text:style-name="T1">272. Ὄνος καὶ ἡμίονος </text:span></text:span><text:span text:style-name="AncientGreek_3a__20_Ἀρχαία_20_ἑλληνικά"><text:span text:style-name="T6">⟨</text:span></text:span><text:span text:style-name="AncientGreek_3a__20_Ἀρχαία_20_ἑλληνικά"><text:span text:style-name="T1">ἐξ ἴσου ἐμπεφορτισμένοι</text:span></text:span><text:span text:style-name="AncientGreek_3a__20_Ἀρχαία_20_ἑλληνικά"><text:span text:style-name="T6">⟩</text:span></text:span><text:span text:style-name="AncientGreek_3a__20_Ἀρχαία_20_ἑλληνικά"><text:span text:style-name="T1">.<text:line-break/></text:span></text:span><text:span text:style-name="AncientGreek_3a__20_Ἀρχαία_20_ἑλληνικά"><text:span text:style-name="T3">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50"><text:span text:style-name="AncientGreek_3a__20_Ἀρχαία_20_ἑλληνικά"><text:span text:style-name="T3">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69">THE DONKEY AND THE MULET CARRYING THE SAME LOAD</text:p>
            <text:p text:style-name="P69"/>
            <text:p text:style-name="P69">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69"/>
            <text:p text:style-name="P69">We too, it is not by the beginning, but by the end that we must judge the condition of each one.</text:p>
          </table:table-cell>
        </table:table-row>
        <table:table-row table:style-name="Table2.1">
          <table:table-cell table:style-name="Table2.A1" office:value-type="string">
            <text:p text:style-name="P16"><text:span text:style-name="AncientGreek_3a__20_Ἀρχαία_20_ἑλληνικά"><text:span text:style-name="T1">273. Ὄνος καὶ κηπουρός.<text:line-break/></text:span></text:span><text:span text:style-name="AncientGreek_3a__20_Ἀρχαία_20_ἑλληνικά"><text:span text:style-name="T3">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50"><text:span text:style-name="AncientGreek_3a__20_Ἀρχαία_20_ἑλληνικά"><text:span text:style-name="T3">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69">THE DONKEY AND THE GARDENER</text:p>
            <text:p text:style-name="P69"/>
            <text:p text:style-name="P69">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69"/>
            <text:p text:style-name="P69">This fable shows that servants never regret their first masters so much as when they have been tested by later ones.</text:p>
          </table:table-cell>
        </table:table-row>
        <text:soft-page-break/>
        <table:table-row table:style-name="Table2.1">
          <table:table-cell table:style-name="Table2.A1" office:value-type="string">
            <text:p text:style-name="P17"><text:span text:style-name="AncientGreek_3a__20_Ἀρχαία_20_ἑλληνικά"><text:span text:style-name="T1">274. Ὄνος καὶ κόραξ καὶ λύκος.</text:span></text:span></text:p>
            <text:p text:style-name="P50"><text:span text:style-name="AncientGreek_3a__20_Ἀρχαία_20_ἑλληνικά"><text:span text:style-name="T3">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69">THE DONKEY, THE CROW AND THE WOLF</text:p>
            <text:p text:style-name="P69"/>
            <text:p text:style-name="P69">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2.1">
          <table:table-cell table:style-name="Table2.A1" office:value-type="string">
            <text:p text:style-name="P16"><text:span text:style-name="AncientGreek_3a__20_Ἀρχαία_20_ἑλληνικά"><text:span text:style-name="T1">275. Ὄνος καὶ κυνίδιον</text:span></text:span></text:p>
            <text:p text:style-name="P50"><text:span text:style-name="AncientGreek_3a__20_Ἀρχαία_20_ἑλληνικά"><text:span text:style-name="T3">siue Κύων καὶ δεσπότης.</text:span></text:span></text:p>
            <text:p text:style-name="P50"><text:span text:style-name="AncientGreek_3a__20_Ἀρχαία_20_ἑλληνικά"><text:span text:style-name="T3">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50"><text:span text:style-name="AncientGreek_3a__20_Ἀρχαία_20_ἑλληνικά"><text:span text:style-name="T3">Ὁ λόγος δηλοῖ ὅτι οὐ πάντες πρὸς πάντα πεφύκασιν.</text:span></text:span></text:p>
          </table:table-cell>
          <table:table-cell table:style-name="Table2.A1" office:value-type="string">
            <text:p text:style-name="P69"><text:span text:style-name="T10">A</text:span> DONKEY AND <text:span text:style-name="T10">A</text:span> LITTLE DOG</text:p>
            <text:p text:style-name="P69">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69"/>
            <text:p text:style-name="P69">This fable shows that not everyone is made for the same things.</text:p>
          </table:table-cell>
        </table:table-row>
        <table:table-row table:style-name="Table2.1">
          <table:table-cell table:style-name="Table2.A1" office:value-type="string">
            <text:p text:style-name="P23"><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3">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69"><text:span text:style-name="T10">A</text:span> <text:span text:style-name="T10">Donkey</text:span> <text:span text:style-name="T10">And</text:span> <text:span text:style-name="T10">A</text:span> <text:span text:style-name="T10">Canine</text:span> <text:span text:style-name="T10">Traveling Companion</text:span></text:p>
            <text:p text:style-name="P69"/>
            <text:p text:style-name="P69">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2.1">
          <table:table-cell table:style-name="Table2.A1" office:value-type="string">
            <text:p text:style-name="P16"><text:span text:style-name="AncientGreek_3a__20_Ἀρχαία_20_ἑλληνικά"><text:span text:style-name="T1">277. Ὄνος καὶ ὀνηλάτης.<text:line-break/></text:span></text:span><text:span text:style-name="AncientGreek_3a__20_Ἀρχαία_20_ἑλληνικά"><text:span text:style-name="T3">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50"><text:span text:style-name="AncientGreek_3a__20_Ἀρχαία_20_ἑλληνικά"><text:span text:style-name="T3">Πρὸς ἄνδρα φιλόνεικον ὁ λόγος εὔκαιρος.</text:span></text:span></text:p>
          </table:table-cell>
          <table:table-cell table:style-name="Table2.A1" office:value-type="string">
            <text:p text:style-name="P69">THE DONKEY AND THE DONKEY</text:p>
            <text:p text:style-name="P69">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p>
            <text:p text:style-name="P69"/>
            <text:p text:style-name="P69">The fable applies to the quarrelsome.</text:p>
          </table:table-cell>
        </table:table-row>
        <table:table-row table:style-name="Table2.1">
          <table:table-cell table:style-name="Table2.A1" office:value-type="string">
            <text:p text:style-name="P16"><text:span text:style-name="AncientGreek_3a__20_Ἀρχαία_20_ἑλληνικά"><text:span text:style-name="T1">278. Ὄνος καὶ τέττιγες.<text:line-break/></text:span></text:span><text:span text:style-name="AncientGreek_3a__20_Ἀρχαία_20_ἑλληνικά"><text:span text:style-name="T3">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50"><text:span text:style-name="AncientGreek_3a__20_Ἀρχαία_20_ἑλληνικά"><text:span text:style-name="T3">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69"><text:span text:style-name="T10">A</text:span> DONKEY AND <text:span text:style-name="T10">A</text:span> CICADA</text:p>
            <text:p text:style-name="P69">A donkey, having heard cicadas sing, was charmed by their harmonious voice and envied their talent. “What do you eat, he asked them, to make such a song heard? "Dew," they said. From then on the donkey waited for the dew, and died of hunger.</text:p>
            <text:p text:style-name="P69"/>
            <text:p text:style-name="P69">Thus, when one has desires contrary to nature, not only one cannot satisfy them, but one incurs the greatest misfortunes.</text:p>
          </table:table-cell>
        </table:table-row>
        <table:table-row table:style-name="Table2.1">
          <table:table-cell table:style-name="Table2.A1" office:value-type="string">
            <text:p text:style-name="P16"><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3">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50"><text:span text:style-name="AncientGreek_3a__20_Ἀρχαία_20_ἑλληνικά"><text:span text:style-name="T3">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69"><text:span text:style-name="T10">A</text:span> <text:span text:style-name="T10">Donkey</text:span> <text:span text:style-name="T10">Thinking He Is</text:span> A <text:span text:style-name="T10">Lion</text:span></text:p>
            <text:p text:style-name="P69"/>
            <text:p text:style-name="P69">A donkey dressed in a lion's skin passed in the eyes of all for a lion and it made men flee, it made animals flee. But the wind, having blown, took off the skin, and the donkey was left naked. So everyone ran after him and beat him with sticks and clubs.</text:p>
            <text:p text:style-name="P69"/>
            <text:p text:style-name="P69">Are you poor and simple individual, do not take model on the rich person: it would be to expose you to ridicule and to the danger; for we cannot appropriate what is foreign to us.</text:p>
          </table:table-cell>
        </table:table-row>
        <table:table-row table:style-name="Table2.1">
          <table:table-cell table:style-name="Table2.A1" office:value-type="string">
            <text:p text:style-name="P16"><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3">Ὄνος παλιούρων ἤσθιεν ὀξείην χαίτην.</text:span></text:span></text:p>
            <text:p text:style-name="P50"><text:span text:style-name="AncientGreek_3a__20_Ἀρχαία_20_ἑλληνικά"><text:span text:style-name="T3">Τὸν δ’ εἶδεν ἀλώπηξ, κερτομοῦσα δ’ εἰρήκει·</text:span></text:span></text:p>
            <text:p text:style-name="P50"><text:span text:style-name="AncientGreek_3a__20_Ἀρχαία_20_ἑλληνικά"><text:span text:style-name="T3">« Πῶς οὕτως ἁπαλῇ καὶ ἀνειμένῃ γλώσσῃ</text:span></text:span></text:p>
            <text:p text:style-name="P50"><text:span text:style-name="AncientGreek_3a__20_Ἀρχαία_20_ἑλληνικά"><text:span text:style-name="T3">σκληρὸν μαλάσσεις προσφάγημα καὶ τρώγεις ; »</text:span></text:span></text:p>
            <text:p text:style-name="P50"><text:span text:style-name="AncientGreek_3a__20_Ἀρχαία_20_ἑλληνικά"><text:span text:style-name="T3">Ὁ μῦθος πρὸς τοὺς σκληροὺς καὶ ἐπικινδύνους προφέροντας διὰ γλώσσης λόγους.</text:span></text:span></text:p>
          </table:table-cell>
          <table:table-cell table:style-name="Table2.A1" office:value-type="string">
            <text:p text:style-name="P69"><text:span text:style-name="T10">A</text:span> <text:span text:style-name="T10">Donkey Eating Thistles</text:span> <text:span text:style-name="T10">And</text:span> <text:span text:style-name="T10">A Fox</text:span></text:p>
            <text:p text:style-name="P69">A donkey grazed on the prickly hair of a paliure. A fox, having seen him, addressed these mocking words to him: “How with such a tender and soft tongue can you chew and eat such a hard dish? »</text:p>
            <text:p text:style-name="P69"/>
            <text:p text:style-name="P69">This fable is for those whose tongue utters harsh and dangerous words.</text:p>
          </table:table-cell>
        </table:table-row>
        <text:soft-page-break/>
        <table:table-row table:style-name="Table2.1">
          <table:table-cell table:style-name="Table2.A1" office:value-type="string">
            <text:p text:style-name="P16"><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3">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50"><text:span text:style-name="AncientGreek_3a__20_Ἀρχαία_20_ἑλληνικά"><text:span text:style-name="T3">Οὕτω καὶ τῶν ἀνθρώπων οἱ μηδὲν προσήκουσιν ἐπιχειροῦντες εἰκότως δυστυχοῦσιν.</text:span></text:span></text:p>
          </table:table-cell>
          <table:table-cell table:style-name="Table2.A1" office:value-type="string">
            <text:p text:style-name="P69"><text:span text:style-name="T10">A</text:span> DONKEY PRETENDING TO LIMP AND <text:span text:style-name="T10">A</text:span> WOLF</text:p>
            <text:p text:style-name="P69">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69"/>
            <text:p text:style-name="P69">Thus men who undertake things beyond their competence naturally attract disgrace.</text:p>
          </table:table-cell>
        </table:table-row>
        <table:table-row table:style-name="Table2.1">
          <table:table-cell table:style-name="Table2.A1" office:value-type="string">
            <text:p text:style-name="P16"><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3">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50"><text:span text:style-name="AncientGreek_3a__20_Ἀρχαία_20_ἑλληνικά"><text:span text:style-name="T3">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69">BIRD CATCHER, WILD PIGEONS AND DOMESTIC PIGEONS</text:p>
            <text:p text:style-name="P69">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69"/>
            <text:p text:style-name="P69">So it is with servants: they must not be blamed when, out of love for their masters, they break the laws of friendship towards their own parents.</text:p>
          </table:table-cell>
        </table:table-row>
        <text:soft-page-break/>
        <table:table-row table:style-name="Table2.1">
          <table:table-cell table:style-name="Table2.A1" office:value-type="string">
            <text:p text:style-name="P30"><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3">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63"><text:span text:style-name="AncientGreek_3a__20_Ἀρχαία_20_ἑλληνικά"><text:span text:style-name="T3">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71"><text:span text:style-name="T10">A</text:span> BIRD CATCHER AND <text:span text:style-name="T10">A</text:span> GROSSED LARK</text:p>
            <text:p text:style-name="P71">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69"/>
            <text:p text:style-name="P69">This fable shows that if one deserts the houses and the cities, it is especially when the masters there are inconvenient.</text:p>
          </table:table-cell>
        </table:table-row>
        <table:table-row table:style-name="Table2.1">
          <table:table-cell table:style-name="Table2.A1" office:value-type="string">
            <text:p text:style-name="P16"><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3">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50"><text:span text:style-name="AncientGreek_3a__20_Ἀρχαία_20_ἑλληνικά"><text:span text:style-name="T3">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69">THE BIRD CATCHER AND THE STORK</text:p>
            <text:p text:style-name="P69"/>
            <text:p text:style-name="P69">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69"/>
            <text:p text:style-name="P69">We too must flee the society of the wicked, lest we be taken for accomplices in their wickedness.</text:p>
          </table:table-cell>
        </table:table-row>
        <table:table-row table:style-name="Table2.1">
          <table:table-cell table:style-name="Table2.A1" office:value-type="string">
            <text:p text:style-name="P31"><text:span text:style-name="AncientGreek_3a__20_Ἀρχαία_20_ἑλληνικά"><text:span text:style-name="T1">285. Ὀρνιθοθήρας καὶ πέρδιξ.<text:line-break/></text:span></text:span><text:span text:style-name="AncientGreek_3a__20_Ἀρχαία_20_ἑλληνικά"><text:span text:style-name="T3">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64"><text:span text:style-name="AncientGreek_3a__20_Ἀρχαία_20_ἑλληνικά"><text:span text:style-name="T3">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69"><text:span text:style-name="T10">A</text:span> BIRD FISHER AND <text:span text:style-name="T10">A</text:span> PARTRIDGE</text:p>
            <text:p text:style-name="P69">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69"/>
            <text:p text:style-name="P69">This fable shows that those who betray their parents are odious not only to their victims, but also to those to whom they deliver them.</text:p>
          </table:table-cell>
        </table:table-row>
        <text:soft-page-break/>
        <table:table-row table:style-name="Table2.1">
          <table:table-cell table:style-name="Table2.A1" office:value-type="string">
            <text:p text:style-name="P32"><text:span text:style-name="AncientGreek_3a__20_Ἀρχαία_20_ἑλληνικά"><text:span text:style-name="T1">286. Ὄρνις καὶ χελιδών .<text:line-break/></text:span></text:span><text:span text:style-name="AncientGreek_3a__20_Ἀρχαία_20_ἑλληνικά"><text:span text:style-name="T3">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65"><text:span text:style-name="AncientGreek_3a__20_Ἀρχαία_20_ἑλληνικά"><text:span text:style-name="T3">Οὕτως ἀτιθάσσευτός ἐστιν ἡ πονηρία, κἂν τὰ μάλιστα εὐεργετῆται.</text:span></text:span></text:p>
          </table:table-cell>
          <table:table-cell table:style-name="Table2.A1" office:value-type="string">
            <text:p text:style-name="P69"><text:span text:style-name="T10">A</text:span> <text:span text:style-name="T10">Hen </text:span>A<text:span text:style-name="T10">nd</text:span><text:span text:style-name="T7"> </text:span><text:span text:style-name="T10">A</text:span><text:span text:style-name="T7"> </text:span>SWALLOW</text:p>
            <text:p text:style-name="P69"/>
            <text:p text:style-name="P69">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69"/>
            <text:p text:style-name="P69">Perversity cannot be tamed, even by dint of benefits.</text:p>
          </table:table-cell>
        </table:table-row>
        <table:table-row table:style-name="Table2.1">
          <table:table-cell table:style-name="Table2.A1" office:value-type="string">
            <text:p text:style-name="P16"><text:span text:style-name="AncientGreek_3a__20_Ἀρχαία_20_ἑλληνικά"><text:span text:style-name="T1">287. Ὄρνις χρυσοτόκος.<text:line-break/></text:span></text:span><text:span text:style-name="AncientGreek_3a__20_Ἀρχαία_20_ἑλληνικά"><text:span text:style-name="T3">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50"><text:span text:style-name="AncientGreek_3a__20_Ἀρχαία_20_ἑλληνικά"><text:span text:style-name="T3">Ὅτι τοῖς παροῦσιν ἀρκείσθω τις καὶ τὴν ἀπληστίαν φευγέτω.</text:span></text:span></text:p>
          </table:table-cell>
          <table:table-cell table:style-name="Table2.A1" office:value-type="string">
            <text:p text:style-name="P69"><text:span text:style-name="T10">A</text:span> GOOSE THAT LAYS GOLDEN EGGS</text:p>
            <text:p text:style-name="P69"/>
            <text:p text:style-name="P69">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69"/>
            <text:p text:style-name="P69">This fable shows that you have to be content with what you have, and avoid insatiable greed.</text:p>
          </table:table-cell>
        </table:table-row>
        <table:table-row table:style-name="Table2.1">
          <table:table-cell table:style-name="Table2.A1" office:value-type="string">
            <text:p text:style-name="P16"><text:span text:style-name="AncientGreek_3a__20_Ἀρχαία_20_ἑλληνικά"><text:span text:style-name="T1">288. Οὐρὰ καὶ μέλη ὄφεως.<text:line-break/></text:span></text:span><text:span text:style-name="AncientGreek_3a__20_Ἀρχαία_20_ἑλληνικά"><text:span text:style-name="T3">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50"><text:span text:style-name="AncientGreek_3a__20_Ἀρχαία_20_ἑλληνικά"><text:span text:style-name="T3">Ἄνδρας δολίους καὶ κακοὺς καὶ τοῖς δεσπόταις ἐπανισταμένους ὁ μῦθος ἐλέγχει.</text:span></text:span></text:p>
          </table:table-cell>
          <table:table-cell table:style-name="Table2.A1" office:value-type="string">
            <text:p text:style-name="P69"><text:span text:style-name="T10">A</text:span> TAIL AND <text:span text:style-name="T10">A</text:span> BODY OF THE SNAKE</text:p>
            <text:p text:style-name="P69"/>
            <text:p text:style-name="P69">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69"/>
            <text:p text:style-name="P69">This fable confounds the cunning and perverse men who rebel against their masters.</text:p>
          </table:table-cell>
        </table:table-row>
        <text:soft-page-break/>
        <table:table-row table:style-name="Table2.1">
          <table:table-cell table:style-name="Table2.A1" office:value-type="string">
            <text:p text:style-name="P16"><text:span text:style-name="AncientGreek_3a__20_Ἀρχαία_20_ἑλληνικά"><text:span text:style-name="T1">289. Ὄφις καὶ γαλῆ καὶ μύες.<text:line-break/></text:span></text:span><text:span text:style-name="AncientGreek_3a__20_Ἀρχαία_20_ἑλληνικά"><text:span text:style-name="T3">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50"><text:span text:style-name="AncientGreek_3a__20_Ἀρχαία_20_ἑλληνικά"><text:span text:style-name="T3">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69">THE SNAKE, THE WEASEL AND THE RATS</text:p>
            <text:p text:style-name="P69"/>
            <text:p text:style-name="P69">A snake and a weasel were fighting in a house. The rats of the house, always devoured by one and the other, seeing them fight, quietly came out of their holes. At the sight of the rats, the fighters, giving up fighting each other, turned against them.</text:p>
            <text:p text:style-name="P69"/>
            <text:p text:style-name="P69">It is the same in the States: people who interfere in the quarrels of the demagogues become without suspecting it the victims of both parties.</text:p>
          </table:table-cell>
        </table:table-row>
        <table:table-row table:style-name="Table2.1">
          <table:table-cell table:style-name="Table2.A1" office:value-type="string">
            <text:p text:style-name="P16"><text:span text:style-name="AncientGreek_3a__20_Ἀρχαία_20_ἑλληνικά"><text:span text:style-name="T1">290. Ὄφις καὶ καρκῖνος.<text:line-break/></text:span></text:span><text:span text:style-name="AncientGreek_3a__20_Ἀρχαία_20_ἑλληνικά"><text:span text:style-name="T3">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50"><text:span text:style-name="AncientGreek_3a__20_Ἀρχαία_20_ἑλληνικά"><text:span text:style-name="T3">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69">THE SNAKE AND THE CRAB</text:p>
            <text:p text:style-name="P69"/>
            <text:p text:style-name="P69">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69"/>
            <text:p text:style-name="P69">One could justly tell this fable about men who during their life are mean to their friends and do them a favor after their death.</text:p>
          </table:table-cell>
        </table:table-row>
        <table:table-row table:style-name="Table2.1">
          <table:table-cell table:style-name="Table2.A1" office:value-type="string">
            <text:p text:style-name="P16"><text:span text:style-name="AncientGreek_3a__20_Ἀρχαία_20_ἑλληνικά"><text:span text:style-name="T1">291. Ὄφις πατούμενος καὶ Ζεύς.<text:line-break/></text:span></text:span><text:span text:style-name="AncientGreek_3a__20_Ἀρχαία_20_ἑλληνικά"><text:span text:style-name="T3">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50"><text:span text:style-name="AncientGreek_3a__20_Ἀρχαία_20_ἑλληνικά"><text:span text:style-name="T3">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69">THE TRAPPED SNAKE</text:p>
            <text:p text:style-name="P69"/>
            <text:p text:style-name="P69">A snake, often trodden underfoot by men, complained to Zeus. Zeus said to him, “If you had hit the first one who stepped on you, the second would not have tried to do the same. »</text:p>
            <text:p text:style-name="P69"/>
            <text:p text:style-name="P69">This fable shows that those who stand up to the first who attack them make themselves formidable to others.</text:p>
          </table:table-cell>
        </table:table-row>
        <text:soft-page-break/>
        <table:table-row table:style-name="Table2.1">
          <table:table-cell table:style-name="Table2.A1" office:value-type="string">
            <text:p text:style-name="P33"><text:span text:style-name="AncientGreek_3a__20_Ἀρχαία_20_ἑλληνικά"><text:span text:style-name="T1">292. Παιδίον ἐσθίον σπλάγχνα.<text:line-break/></text:span></text:span><text:span text:style-name="AncientGreek_3a__20_Ἀρχαία_20_ἑλληνικά"><text:span text:style-name="T3">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66"><text:span text:style-name="AncientGreek_3a__20_Ἀρχαία_20_ἑλληνικά"><text:span text:style-name="T3">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69">THE CHILD WHO EATS FRESSURE</text:p>
            <text:p text:style-name="P69"/>
            <text:p text:style-name="P69">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69"/>
            <text:p text:style-name="P69">This fable is addressed to the debtor, who is always ready to take the property of others; if someone comes to claim it from him, he is as grieved as if he were paying with his own property.</text:p>
          </table:table-cell>
        </table:table-row>
        <table:table-row table:style-name="Table2.1">
          <table:table-cell table:style-name="Table2.A1" office:value-type="string">
            <text:p text:style-name="P33"><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3">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66"><text:span text:style-name="AncientGreek_3a__20_Ἀρχαία_20_ἑλληνικά"><text:span text:style-name="T3">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69"><text:span text:style-name="T10">A</text:span> <text:span text:style-name="T10">Child</text:span> H<text:span text:style-name="T10">unting</text:span> <text:span text:style-name="T10">Locusts</text:span> <text:span text:style-name="T10">And</text:span> <text:span text:style-name="T10">A</text:span> <text:span text:style-name="T10">Scorpion</text:span></text:p>
            <text:p text:style-name="P69"/>
            <text:p text:style-name="P69">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69"/>
            <text:p text:style-name="P69">This fable teaches us that we should not behave the same towards the good and the bad.</text:p>
          </table:table-cell>
        </table:table-row>
        <table:table-row table:style-name="Table2.1">
          <table:table-cell table:style-name="Table2.A1" office:value-type="string">
            <text:p text:style-name="P33"><text:span text:style-name="AncientGreek_3a__20_Ἀρχαία_20_ἑλληνικά"><text:span text:style-name="T1">294. Παῖς καὶ κόραξ.<text:line-break/></text:span></text:span><text:span text:style-name="AncientGreek_3a__20_Ἀρχαία_20_ἑλληνικά"><text:span text:style-name="T3">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69">THE CHILD AND THE CROW</text:p>
            <text:p text:style-name="P69"/>
            <text:p text:style-name="P69">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2.1">
          <table:table-cell table:style-name="Table2.A1" office:value-type="string">
            <text:p text:style-name="P34"><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3">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67"><text:span text:style-name="AncientGreek_3a__20_Ἀρχαία_20_ἑλληνικά"><text:span text:style-name="T3">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69">THE SON AND THE PAINTED LION</text:p>
            <text:p text:style-name="P69"/>
            <text:p text:style-name="P69">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69"/>
            <text:p text:style-name="P69">This fable shows that we must bravely accept the fate that awaits us, and not trick it, because we cannot escape it.</text:p>
          </table:table-cell>
        </table:table-row>
        <text:soft-page-break/>
        <table:table-row table:style-name="Table2.1">
          <table:table-cell table:style-name="Table2.A1" office:value-type="string">
            <text:p text:style-name="P16"><text:span text:style-name="AncientGreek_3a__20_Ἀρχαία_20_ἑλληνικά"><text:span text:style-name="T1">296. Παῖς κλέπτης καὶ μήτηρ.<text:line-break/></text:span></text:span><text:span text:style-name="AncientGreek_3a__20_Ἀρχαία_20_ἑλληνικά"><text:span text:style-name="T3">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50"><text:span text:style-name="AncientGreek_3a__20_Ἀρχαία_20_ἑλληνικά"><text:span text:style-name="T3">Ὁ λόγος δηλοῖ ὅτι τὸ κατ’ ἀρχὰς κολαζόμενον ἐπὶ μεῖζον αὔξεται.</text:span></text:span></text:p>
          </table:table-cell>
          <table:table-cell table:style-name="Table2.A1" office:value-type="string">
            <text:p text:style-name="P69"><text:span text:style-name="T10">A</text:span> THIEF CHILD AND HIS MOTHER</text:p>
            <text:p text:style-name="P69">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2.1">
          <table:table-cell table:style-name="Table2.A1" office:value-type="string">
            <text:p text:style-name="P16"><text:span text:style-name="AncientGreek_3a__20_Ἀρχαία_20_ἑλληνικά"><text:span text:style-name="T1">297. Παῖς λουόμενος.<text:line-break/></text:span></text:span><text:span text:style-name="AncientGreek_3a__20_Ἀρχαία_20_ἑλληνικά"><text:span text:style-name="T3">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50"><text:span text:style-name="AncientGreek_3a__20_Ἀρχαία_20_ἑλληνικά"><text:span text:style-name="T3">Ὁ λόγος εἴρηται πρὸς τοὺς ἀφορμὴν καθ’ ἑαυτῶν διδόντας ἀδικεῖσθαι.</text:span></text:span></text:p>
          </table:table-cell>
          <table:table-cell table:style-name="Table2.A1" office:value-type="string">
            <text:p text:style-name="P69"><text:span text:style-name="T10">A</text:span> BATHING CHILD</text:p>
            <text:p text:style-name="P69">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69"/>
            <text:p text:style-name="P69">This fable is addressed to people who provide against themselves reasons to mistreat them.</text:p>
          </table:table-cell>
        </table:table-row>
        <text:soft-page-break/>
        <table:table-row table:style-name="Table2.1">
          <table:table-cell table:style-name="Table2.A1" office:value-type="string">
            <text:p text:style-name="P16"><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3">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50"><text:span text:style-name="AncientGreek_3a__20_Ἀρχαία_20_ἑλληνικά"><text:span text:style-name="T3">Ὁ λόγος δηλοῖ ὅτι ἀδιόριστός ἐστιν ἡ κατὰ τῶν ἀσεβῶν ἐκ θεοῦ τιμωρία.</text:span></text:span></text:p>
          </table:table-cell>
          <table:table-cell table:style-name="Table2.A1" office:value-type="string">
            <text:p text:style-name="P69"><text:span text:style-name="T10">A</text:span> DEPOSITARY AND <text:span text:style-name="T10">An</text:span> OATH</text:p>
            <text:p text:style-name="P69"/>
            <text:p text:style-name="P69">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69"/>
            <text:p text:style-name="P69">This fable shows that God has no fixed day to punish the ungodly.</text:p>
          </table:table-cell>
        </table:table-row>
        <table:table-row table:style-name="Table2.1">
          <table:table-cell table:style-name="Table2.A1" office:value-type="string">
            <text:p text:style-name="P16"><text:span text:style-name="AncientGreek_3a__20_Ἀρχαία_20_ἑλληνικά"><text:span text:style-name="T1">299. Πάτηρ καὶ θυγατέρες.<text:line-break/></text:span></text:span><text:span text:style-name="AncientGreek_3a__20_Ἀρχαία_20_ἑλληνικά"><text:span text:style-name="T3">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50"><text:span text:style-name="AncientGreek_3a__20_Ἀρχαία_20_ἑλληνικά"><text:span text:style-name="T3">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69"><text:span text:style-name="T10">A</text:span> FATHER AND HIS DAUGHTERS</text:p>
            <text:p text:style-name="P69">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69"/>
            <text:p text:style-name="P69">In the same way, if one undertakes two contrary undertakings at the same time, one naturally misses them both.</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7T23:07:05.840000000</meta:creation-date>
    <dc:date>2023-07-07T17:06:08.456000000</dc:date>
    <meta:editing-duration>PT18M25S</meta:editing-duration>
    <meta:editing-cycles>3</meta:editing-cycles>
    <meta:generator>LibreOffice/7.1.5.2$Windows_X86_64 LibreOffice_project/85f04e9f809797b8199d13c421bd8a2b025d52b5</meta:generator>
    <meta:document-statistic meta:table-count="1" meta:image-count="0" meta:object-count="0" meta:page-count="38" meta:paragraph-count="540" meta:word-count="20029" meta:character-count="113826" meta:non-whitespace-character-count="94296"/>
  </office:meta>
</office:document-meta>
</file>